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6.002cm" table:align="margins" style:writing-mode="lr-tb"/>
    </style:style>
    <style:style style:name="Tabelle5.A" style:family="table-column">
      <style:table-column-properties style:column-width="16.002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6.002cm" table:align="margins" style:writing-mode="lr-tb"/>
    </style:style>
    <style:style style:name="Tabelle6.A" style:family="table-column">
      <style:table-column-properties style:column-width="16.002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6.002cm" table:align="margins" style:writing-mode="lr-tb"/>
    </style:style>
    <style:style style:name="Tabelle7.A" style:family="table-column">
      <style:table-column-properties style:column-width="16.002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Tabelle8" style:family="table">
      <style:table-properties style:width="16.002cm" table:align="margins" style:writing-mode="lr-tb"/>
    </style:style>
    <style:style style:name="Tabelle8.A" style:family="table-column">
      <style:table-column-properties style:column-width="16.002cm" style:rel-column-width="6553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0.05pt solid #000000" fo:border-top="none" fo:border-bottom="0.05pt solid #000000"/>
    </style:style>
    <style:style style:name="Tabelle2" style:family="table">
      <style:table-properties style:width="15.981cm" fo:margin-left="0.041cm" table:align="left" style:writing-mode="lr-tb"/>
    </style:style>
    <style:style style:name="Tabelle2.A" style:family="table-column">
      <style:table-column-properties style:column-width="0.767cm"/>
    </style:style>
    <style:style style:name="Tabelle2.B" style:family="table-column">
      <style:table-column-properties style:column-width="2.17cm"/>
    </style:style>
    <style:style style:name="Tabelle2.C" style:family="table-column">
      <style:table-column-properties style:column-width="2.619cm"/>
    </style:style>
    <style:style style:name="Tabelle2.D" style:family="table-column">
      <style:table-column-properties style:column-width="5.027cm"/>
    </style:style>
    <style:style style:name="Tabelle2.E" style:family="table-column">
      <style:table-column-properties style:column-width="2.858cm"/>
    </style:style>
    <style:style style:name="Tabelle2.F" style:family="table-column">
      <style:table-column-properties style:column-width="2.54cm"/>
    </style:style>
    <style:style style:name="Tabelle2.1" style:family="table-row">
      <style:table-row-properties fo:keep-together="auto"/>
    </style:style>
    <style:style style:name="Tabelle2.A1" style:family="table-cell">
      <style:table-cell-properties fo:background-color="#ffffff" fo:padding-left="0.018cm" fo:padding-right="0.018cm" fo:padding-top="0cm" fo:padding-bottom="0cm" fo:border="0.5pt solid #00000a">
        <style:background-image/>
      </style:table-cell-properties>
    </style:style>
    <style:style style:name="Tabelle2.A6" style:family="table-cell">
      <style:table-cell-properties fo:background-color="#ffffff" fo:padding-left="0.018cm" fo:padding-right="0.018cm" fo:padding-top="0cm" fo:padding-bottom="0cm" fo:border-left="0.5pt solid #00000a" fo:border-right="0.5pt solid #00000a" fo:border-top="none" fo:border-bottom="0.5pt solid #00000a">
        <style:background-image/>
      </style:table-cell-properties>
    </style:style>
    <style:style style:name="Tabelle3" style:family="table">
      <style:table-properties style:width="15.974cm" fo:margin-left="0.026cm" table:align="left" style:writing-mode="lr-tb"/>
    </style:style>
    <style:style style:name="Tabelle3.A" style:family="table-column">
      <style:table-column-properties style:column-width="0.827cm"/>
    </style:style>
    <style:style style:name="Tabelle3.B" style:family="table-column">
      <style:table-column-properties style:column-width="3.575cm"/>
    </style:style>
    <style:style style:name="Tabelle3.C" style:family="table-column">
      <style:table-column-properties style:column-width="2.424cm"/>
    </style:style>
    <style:style style:name="Tabelle3.D" style:family="table-column">
      <style:table-column-properties style:column-width="1.886cm"/>
    </style:style>
    <style:style style:name="Tabelle3.E" style:family="table-column">
      <style:table-column-properties style:column-width="3.104cm"/>
    </style:style>
    <style:style style:name="Tabelle3.F" style:family="table-column">
      <style:table-column-properties style:column-width="1.639cm"/>
    </style:style>
    <style:style style:name="Tabelle3.G" style:family="table-column">
      <style:table-column-properties style:column-width="2.519cm"/>
    </style:style>
    <style:style style:name="Tabelle3.1" style:family="table-row">
      <style:table-row-properties fo:keep-together="auto"/>
    </style:style>
    <style:style style:name="Tabelle3.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ffff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9" style:family="table">
      <style:table-properties style:width="15.923cm" fo:margin-left="0.035cm" table:align="left" style:writing-mode="lr-tb"/>
    </style:style>
    <style:style style:name="Tabelle9.A" style:family="table-column">
      <style:table-column-properties style:column-width="0.697cm"/>
    </style:style>
    <style:style style:name="Tabelle9.B" style:family="table-column">
      <style:table-column-properties style:column-width="6.154cm"/>
    </style:style>
    <style:style style:name="Tabelle9.C" style:family="table-column">
      <style:table-column-properties style:column-width="1.559cm"/>
    </style:style>
    <style:style style:name="Tabelle9.D" style:family="table-column">
      <style:table-column-properties style:column-width="0.781cm"/>
    </style:style>
    <style:style style:name="Tabelle9.E" style:family="table-column">
      <style:table-column-properties style:column-width="5.152cm"/>
    </style:style>
    <style:style style:name="Tabelle9.F" style:family="table-column">
      <style:table-column-properties style:column-width="1.579cm"/>
    </style:style>
    <style:style style:name="Tabelle9.A1" style:family="table-cell">
      <style:table-cell-properties fo:padding="0.097cm" fo:border-left="0.05pt solid #000000" fo:border-right="none" fo:border-top="0.05pt solid #000000" fo:border-bottom="0.05pt solid #000000"/>
    </style:style>
    <style:style style:name="Tabelle9.F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0.05pt solid #000000" fo:border-top="none" fo:border-bottom="0.05pt solid #000000"/>
    </style:style>
    <style:style style:name="Tabelle10" style:family="table">
      <style:table-properties style:width="15.796cm" fo:margin-left="0.035cm" table:align="left" style:writing-mode="lr-tb"/>
    </style:style>
    <style:style style:name="Tabelle10.A" style:family="table-column">
      <style:table-column-properties style:column-width="0.676cm"/>
    </style:style>
    <style:style style:name="Tabelle10.B" style:family="table-column">
      <style:table-column-properties style:column-width="6.177cm"/>
    </style:style>
    <style:style style:name="Tabelle10.C" style:family="table-column">
      <style:table-column-properties style:column-width="1.535cm"/>
    </style:style>
    <style:style style:name="Tabelle10.D" style:family="table-column">
      <style:table-column-properties style:column-width="0.767cm"/>
    </style:style>
    <style:style style:name="Tabelle10.E" style:family="table-column">
      <style:table-column-properties style:column-width="3.413cm"/>
    </style:style>
    <style:style style:name="Tabelle10.F" style:family="table-column">
      <style:table-column-properties style:column-width="3.228cm"/>
    </style:style>
    <style:style style:name="Tabelle10.A1" style:family="table-cell">
      <style:table-cell-properties fo:padding="0.097cm" fo:border-left="0.05pt solid #000000" fo:border-right="none" fo:border-top="0.05pt solid #000000" fo:border-bottom="0.05pt solid #000000"/>
    </style:style>
    <style:style style:name="Tabelle10.F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F2" style:family="table-cell">
      <style:table-cell-properties fo:padding="0.097cm" fo:border-left="0.05pt solid #000000" fo:border-right="0.05pt solid #000000" fo:border-top="none" fo:border-bottom="0.05pt solid #000000"/>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1.903cm"/>
    </style:style>
    <style:style style:name="Tabelle4.D" style:family="table-column">
      <style:table-column-properties style:column-width="1.57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Standard">
      <style:text-properties officeooo:paragraph-rsid="00076fc4"/>
    </style:style>
    <style:style style:name="P4" style:family="paragraph" style:parent-style-name="Standard">
      <style:text-properties officeooo:paragraph-rsid="001313e2"/>
    </style:style>
    <style:style style:name="P5" style:family="paragraph" style:parent-style-name="Contents_20_1" style:master-page-name="">
      <style:paragraph-properties style:page-number="auto"/>
    </style:style>
    <style:style style:name="P6" style:family="paragraph" style:parent-style-name="Contents_20_Heading" style:master-page-name="">
      <style:paragraph-properties style:page-number="auto"/>
    </style:style>
    <style:style style:name="P7"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8" style:family="paragraph" style:parent-style-name="Text_20_body" style:master-page-name="">
      <style:paragraph-properties style:page-number="auto"/>
    </style:style>
    <style:style style:name="P9" style:family="paragraph" style:parent-style-name="Contents_20_1">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002cm" style:type="right" style:leader-style="dotted" style:leader-text="."/>
        </style:tab-stops>
      </style:paragraph-properties>
    </style:style>
    <style:style style:name="P11" style:family="paragraph" style:parent-style-name="Standard">
      <style:paragraph-properties fo:margin-top="0cm" fo:margin-bottom="0cm" style:contextual-spacing="false" style:line-height-at-least="0.176cm"/>
    </style:style>
    <style:style style:name="P12" style:family="paragraph" style:parent-style-name="Standard">
      <style:paragraph-properties fo:margin-top="0cm" fo:margin-bottom="0cm" style:contextual-spacing="false" style:line-height-at-least="0.176cm" fo:text-align="center" style:justify-single-word="false"/>
    </style:style>
    <style:style style:name="P13" style:family="paragraph" style:parent-style-name="Text_20_body">
      <style:paragraph-properties fo:margin-top="0cm" fo:margin-bottom="0cm" style:contextual-spacing="false" style:line-height-at-least="0.176cm"/>
    </style:style>
    <style:style style:name="P14" style:family="paragraph" style:parent-style-name="Text_20_body">
      <style:paragraph-properties fo:margin-top="0cm" fo:margin-bottom="0cm" style:contextual-spacing="false" style:line-height-at-least="0.176cm" fo:text-align="center" style:justify-single-word="false"/>
    </style:style>
    <style:style style:name="P15" style:family="paragraph" style:parent-style-name="Text_20_body">
      <style:paragraph-properties fo:margin-top="0cm" fo:margin-bottom="0cm" style:contextual-spacing="false" style:line-height-at-least="0.176cm" fo:text-align="center" style:justify-single-word="false"/>
      <style:text-properties officeooo:rsid="00020ac7" officeooo:paragraph-rsid="00020ac7"/>
    </style:style>
    <style:style style:name="P16" style:family="paragraph" style:parent-style-name="Text_20_body">
      <style:paragraph-properties fo:margin-top="0cm" fo:margin-bottom="0cm" style:contextual-spacing="false" style:line-height-at-least="0.176cm"/>
      <style:text-properties officeooo:rsid="00015b7e" officeooo:paragraph-rsid="00015b7e"/>
    </style:style>
    <style:style style:name="P17" style:family="paragraph" style:parent-style-name="Text_20_body">
      <style:paragraph-properties fo:margin-top="0cm" fo:margin-bottom="0cm" style:contextual-spacing="false" style:line-height-at-least="0.176cm" fo:text-align="center" style:justify-single-word="false"/>
      <style:text-properties officeooo:rsid="00015b7e" officeooo:paragraph-rsid="00015b7e"/>
    </style:style>
    <style:style style:name="P18" style:family="paragraph" style:parent-style-name="Text_20_body">
      <style:paragraph-properties fo:margin-top="0cm" fo:margin-bottom="0cm" style:contextual-spacing="false" style:line-height-at-least="0.176cm"/>
      <style:text-properties fo:language="fr" fo:country="CH"/>
    </style:style>
    <style:style style:name="P19" style:family="paragraph" style:parent-style-name="Text_20_body">
      <style:paragraph-properties fo:margin-top="0cm" fo:margin-bottom="0cm" style:contextual-spacing="false" style:line-height-at-least="0.176cm" fo:text-align="center" style:justify-single-word="false"/>
      <style:text-properties fo:language="fr" fo:country="CH"/>
    </style:style>
    <style:style style:name="P20" style:family="paragraph" style:parent-style-name="Text_20_body">
      <style:text-properties style:font-name="Calibri1" fo:font-style="normal" officeooo:rsid="001203c9" style:font-style-asian="normal" style:font-style-complex="normal"/>
    </style:style>
    <style:style style:name="P21" style:family="paragraph" style:parent-style-name="Text_20_body">
      <style:text-properties officeooo:rsid="00020fab"/>
    </style:style>
    <style:style style:name="P22" style:family="paragraph" style:parent-style-name="Text_20_body">
      <style:text-properties officeooo:paragraph-rsid="001313e2"/>
    </style:style>
    <style:style style:name="P23" style:family="paragraph" style:parent-style-name="Text_20_body">
      <style:text-properties officeooo:paragraph-rsid="0017ec97"/>
    </style:style>
    <style:style style:name="P24" style:family="paragraph" style:parent-style-name="Text_20_body">
      <style:paragraph-properties fo:margin-top="0.423cm" fo:margin-bottom="0.212cm" style:contextual-spacing="false"/>
    </style:style>
    <style:style style:name="P25" style:family="paragraph" style:parent-style-name="Text_20_body">
      <style:paragraph-properties fo:margin-top="0.423cm" fo:margin-bottom="0.212cm" style:contextual-spacing="false"/>
      <style:text-properties fo:language="fr" fo:country="CH"/>
    </style:style>
    <style:style style:name="P26" style:family="paragraph" style:parent-style-name="Standard" style:list-style-name="WWNum2">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27" style:family="paragraph" style:parent-style-name="Standard" style:list-style-name="WWNum2">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28" style:family="paragraph" style:parent-style-name="Standard" style:list-style-name="WWNum2">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29" style:family="paragraph" style:parent-style-name="Standard" style:list-style-name="WWNum2">
      <style:paragraph-properties fo:text-align="start" style:justify-single-word="false" style:text-autospace="none"/>
      <style:text-properties style:font-name="Calibri1" fo:font-size="10pt" fo:font-weight="bold" officeooo:paragraph-rsid="001b0646" style:font-name-asian="Arial1" style:font-size-asian="10pt" style:font-weight-asian="bold" style:font-name-complex="Arial1" style:font-size-complex="10pt" style:font-weight-complex="bold"/>
    </style:style>
    <style:style style:name="P30" style:family="paragraph" style:parent-style-name="Standard" style:list-style-name="WWNum2">
      <style:paragraph-properties fo:text-align="start" style:justify-single-word="false" style:text-autospace="none"/>
      <style:text-properties style:font-name="Calibri1" fo:font-size="10pt" fo:font-weight="bold" officeooo:paragraph-rsid="0005567b" style:font-name-asian="Arial1" style:font-size-asian="10pt" style:font-weight-asian="bold" style:font-name-complex="Arial1" style:font-size-complex="10pt" style:font-weight-complex="bold"/>
    </style:style>
    <style:style style:name="P31" style:family="paragraph" style:parent-style-name="Standard" style:list-style-name="WWNum2">
      <style:paragraph-properties fo:text-align="start" style:justify-single-word="false" style:text-autospace="none"/>
      <style:text-properties style:font-name="Calibri1" fo:font-size="10pt" fo:font-weight="bold" officeooo:paragraph-rsid="00076fc4" style:font-name-asian="Arial1" style:font-size-asian="10pt" style:font-weight-asian="bold" style:font-name-complex="Arial1" style:font-size-complex="10pt" style:font-weight-complex="bold"/>
    </style:style>
    <style:style style:name="P32" style:family="paragraph" style:parent-style-name="Standard" style:list-style-name="WWNum2">
      <style:paragraph-properties fo:text-align="start" style:justify-single-word="false" style:text-autospace="none"/>
      <style:text-properties style:font-name="Calibri1" fo:font-size="10pt" fo:font-weight="bold" officeooo:rsid="0018f912" officeooo:paragraph-rsid="001b0646" style:font-name-asian="Arial1" style:font-size-asian="10pt" style:font-weight-asian="bold" style:font-name-complex="Arial1" style:font-size-complex="10pt" style:font-weight-complex="bold"/>
    </style:style>
    <style:style style:name="P33" style:family="paragraph" style:parent-style-name="Standard" style:list-style-name="WWNum2">
      <style:paragraph-properties fo:text-align="start" style:justify-single-word="false" style:text-autospace="none"/>
      <style:text-properties style:font-name="Calibri1" fo:font-size="10pt" fo:font-weight="bold" officeooo:rsid="0005567b" officeooo:paragraph-rsid="00076fc4" style:font-name-asian="Arial1" style:font-size-asian="10pt" style:font-weight-asian="bold" style:font-name-complex="Arial1" style:font-size-complex="10pt" style:font-weight-complex="bold"/>
    </style:style>
    <style:style style:name="P34"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639ae" style:font-name-asian="Arial1" style:font-size-asian="10pt" style:font-weight-asian="bold" style:font-name-complex="Arial1" style:font-size-complex="10pt" style:font-weight-complex="bold"/>
    </style:style>
    <style:style style:name="P35" style:family="paragraph" style:parent-style-name="Standard" style:list-style-name="WWNum2">
      <style:paragraph-properties fo:text-align="start" style:justify-single-word="false" style:text-autospace="none"/>
      <style:text-properties style:font-name="Calibri1" fo:font-size="10pt" fo:font-weight="bold" officeooo:rsid="000639ae" officeooo:paragraph-rsid="00076fc4" style:font-name-asian="Arial1" style:font-size-asian="10pt" style:font-weight-asian="bold" style:font-name-complex="Arial1" style:font-size-complex="10pt" style:font-weight-complex="bold"/>
    </style:style>
    <style:style style:name="P36" style:family="paragraph" style:parent-style-name="Standard" style:list-style-name="WWNum2">
      <style:paragraph-properties fo:text-align="start" style:justify-single-word="false" style:text-autospace="none"/>
      <style:text-properties style:font-name="Calibri1" fo:font-size="10pt" officeooo:rsid="0014d599" officeooo:paragraph-rsid="0005567b" style:font-name-asian="Arial1" style:font-size-asian="10pt" style:font-name-complex="Arial1" style:font-size-complex="10pt"/>
    </style:style>
    <style:style style:name="P37" style:family="paragraph" style:parent-style-name="Standard" style:list-style-name="WWNum2">
      <style:paragraph-properties fo:text-align="start" style:justify-single-word="false" style:text-autospace="none"/>
      <style:text-properties style:font-name="Calibri1" fo:font-size="10pt" officeooo:rsid="0014d599" officeooo:paragraph-rsid="00076fc4" style:font-name-asian="Arial1" style:font-size-asian="10pt" style:font-name-complex="Arial1" style:font-size-complex="10pt"/>
    </style:style>
    <style:style style:name="P38" style:family="paragraph" style:parent-style-name="Standard" style:list-style-name="WWNum2">
      <style:paragraph-properties fo:text-align="start" style:justify-single-word="false" style:text-autospace="none"/>
      <style:text-properties style:font-name="Calibri1" fo:font-size="10pt" officeooo:rsid="00033f98" officeooo:paragraph-rsid="00033f98" style:font-name-asian="Arial1" style:font-size-asian="10pt" style:font-name-complex="Arial1" style:font-size-complex="10pt"/>
    </style:style>
    <style:style style:name="P39" style:family="paragraph" style:parent-style-name="Standard" style:list-style-name="WWNum2">
      <style:paragraph-properties fo:text-align="start" style:justify-single-word="false" style:text-autospace="none">
        <style:tab-stops/>
      </style:paragraph-properties>
      <style:text-properties style:font-name="Calibri1" fo:font-size="10pt" officeooo:paragraph-rsid="00033f98" style:font-name-asian="Arial1" style:font-size-asian="10pt" style:font-name-complex="Arial1" style:font-size-complex="10pt"/>
    </style:style>
    <style:style style:name="P40" style:family="paragraph" style:parent-style-name="Standard" style:list-style-name="WWNum2">
      <style:paragraph-properties fo:text-align="start" style:justify-single-word="false" style:text-autospace="none"/>
      <style:text-properties style:font-name="Calibri1" fo:font-size="10pt" officeooo:paragraph-rsid="00076fc4" style:font-name-asian="Arial1" style:font-size-asian="10pt" style:font-name-complex="Arial1" style:font-size-complex="10pt"/>
    </style:style>
    <style:style style:name="P41" style:family="paragraph" style:parent-style-name="Standard" style:list-style-name="WWNum2">
      <style:paragraph-properties fo:text-align="start" style:justify-single-word="false" style:text-autospace="none"/>
      <style:text-properties style:font-name="Calibri1" fo:font-size="10pt" officeooo:paragraph-rsid="000639ae" style:font-name-asian="Arial1" style:font-size-asian="10pt" style:font-name-complex="Arial1" style:font-size-complex="10pt"/>
    </style:style>
    <style:style style:name="P42" style:family="paragraph" style:parent-style-name="Standard" style:list-style-name="WWNum2">
      <style:paragraph-properties fo:text-align="start" style:justify-single-word="false" style:text-autospace="none"/>
      <style:text-properties style:font-name="Calibri1" fo:font-size="10pt" officeooo:rsid="00076fc4" officeooo:paragraph-rsid="00076fc4" style:font-name-asian="Arial1" style:font-size-asian="10pt" style:font-name-complex="Arial1" style:font-size-complex="10pt"/>
    </style:style>
    <style:style style:name="P43"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5567b" style:font-name-asian="Arial1" style:font-size-asian="10pt" style:font-weight-asian="normal" style:font-name-complex="Arial1" style:font-size-complex="10pt" style:font-weight-complex="normal"/>
    </style:style>
    <style:style style:name="P44" style:family="paragraph" style:parent-style-name="Standard" style:list-style-name="WWNum2">
      <style:paragraph-properties fo:text-align="start" style:justify-single-word="false" style:text-autospace="none"/>
      <style:text-properties style:font-name="Calibri1" fo:font-size="10pt" fo:font-weight="normal" officeooo:rsid="0005567b" officeooo:paragraph-rsid="00076fc4" style:font-name-asian="Arial1" style:font-size-asian="10pt" style:font-weight-asian="normal" style:font-name-complex="Arial1" style:font-size-complex="10pt" style:font-weight-complex="normal"/>
    </style:style>
    <style:style style:name="P45" style:family="paragraph" style:parent-style-name="Standard" style:list-style-name="WWNum2">
      <style:paragraph-properties fo:text-align="start" style:justify-single-word="false" style:text-autospace="none"/>
      <style:text-properties style:font-name="Calibri1" fo:font-size="10pt" fo:font-weight="normal" officeooo:rsid="00076fc4" officeooo:paragraph-rsid="00076fc4" style:font-name-asian="Arial1" style:font-size-asian="10pt" style:font-weight-asian="normal" style:font-name-complex="Arial1" style:font-size-complex="10pt" style:font-weight-complex="normal"/>
    </style:style>
    <style:style style:name="P46" style:family="paragraph" style:parent-style-name="Standard" style:list-style-name="WWNum2">
      <style:paragraph-properties fo:text-align="start" style:justify-single-word="false" style:text-autospace="none"/>
      <style:text-properties style:font-name="Calibri1" fo:font-size="10pt" fo:font-weight="normal" officeooo:rsid="001a45a8" officeooo:paragraph-rsid="00076fc4" style:font-name-asian="Arial1" style:font-size-asian="10pt" style:font-weight-asian="normal" style:font-name-complex="Arial1" style:font-size-complex="10pt" style:font-weight-complex="normal"/>
    </style:style>
    <style:style style:name="P47" style:family="paragraph" style:parent-style-name="Standard">
      <style:text-properties officeooo:rsid="00197576" officeooo:paragraph-rsid="00197576"/>
    </style:style>
    <style:style style:name="P48" style:family="paragraph" style:parent-style-name="Standard">
      <style:text-properties officeooo:paragraph-rsid="00219f7f"/>
    </style:style>
    <style:style style:name="P49" style:family="paragraph" style:parent-style-name="Text_20_body">
      <style:paragraph-properties fo:margin-left="0cm" fo:margin-right="-0.139cm" fo:text-indent="0cm" style:auto-text-indent="false"/>
      <style:text-properties officeooo:rsid="001d751d" officeooo:paragraph-rsid="001d751d"/>
    </style:style>
    <style:style style:name="P50" style:family="paragraph" style:parent-style-name="Text_20_body">
      <style:text-properties officeooo:rsid="0017ec97" officeooo:paragraph-rsid="0017ec97"/>
    </style:style>
    <style:style style:name="P51" style:family="paragraph" style:parent-style-name="Text_20_body" style:list-style-name="WWNum4"/>
    <style:style style:name="P52" style:family="paragraph" style:parent-style-name="Text_20_body" style:list-style-name="WWNum4">
      <style:text-properties officeooo:paragraph-rsid="000e4110"/>
    </style:style>
    <style:style style:name="P53" style:family="paragraph" style:parent-style-name="Text_20_body" style:list-style-name="WWNum2"/>
    <style:style style:name="P54" style:family="paragraph" style:parent-style-name="Text_20_body">
      <style:text-properties officeooo:paragraph-rsid="000c760d"/>
    </style:style>
    <style:style style:name="P55" style:family="paragraph" style:parent-style-name="Heading" style:master-page-name="Standard">
      <style:paragraph-properties style:page-number="auto"/>
    </style:style>
    <style:style style:name="P56" style:family="paragraph" style:parent-style-name="Heading_20_1" style:list-style-name="WWNum2">
      <style:paragraph-properties fo:break-before="page"/>
    </style:style>
    <style:style style:name="P57" style:family="paragraph" style:parent-style-name="Heading_20_1" style:master-page-name="Converted1">
      <style:paragraph-properties style:page-number="auto" fo:break-before="page"/>
    </style:style>
    <style:style style:name="P58" style:family="paragraph" style:parent-style-name="Heading_20_2">
      <style:text-properties officeooo:rsid="00076fc4"/>
    </style:style>
    <style:style style:name="P59" style:family="paragraph" style:parent-style-name="Heading_20_2">
      <style:text-properties officeooo:rsid="000964cb"/>
    </style:style>
    <style:style style:name="P60" style:family="paragraph" style:parent-style-name="Heading_20_2">
      <style:text-properties officeooo:rsid="001313e2"/>
    </style:style>
    <style:style style:name="P61" style:family="paragraph" style:parent-style-name="Heading_20_2" style:list-style-name="WWNum3"/>
    <style:style style:name="P62" style:family="paragraph" style:parent-style-name="Heading_20_2" style:list-style-name="WWNum2"/>
    <style:style style:name="P63" style:family="paragraph" style:parent-style-name="Heading_20_2" style:list-style-name="WWNum2">
      <style:text-properties officeooo:paragraph-rsid="00219f7f"/>
    </style:style>
    <style:style style:name="P64" style:family="paragraph" style:parent-style-name="Heading_20_2" style:list-style-name="WWNum2">
      <style:paragraph-properties fo:break-before="page"/>
      <style:text-properties officeooo:paragraph-rsid="00219f7f"/>
    </style:style>
    <style:style style:name="P65" style:family="paragraph" style:parent-style-name="Table_20_Contents">
      <style:text-properties officeooo:rsid="001d751d" officeooo:paragraph-rsid="001d751d"/>
    </style:style>
    <style:style style:name="P66" style:family="paragraph" style:parent-style-name="Table_20_Contents">
      <style:text-properties officeooo:rsid="001f3cd7" officeooo:paragraph-rsid="001f3cd7"/>
    </style:style>
    <style:style style:name="T1" style:family="text">
      <style:text-properties officeooo:rsid="0017ec97"/>
    </style:style>
    <style:style style:name="T2" style:family="text">
      <style:text-properties officeooo:rsid="0005567b"/>
    </style:style>
    <style:style style:name="T3" style:family="text">
      <style:text-properties officeooo:rsid="0013954a"/>
    </style:style>
    <style:style style:name="T4" style:family="text">
      <style:text-properties fo:font-size="11pt" officeooo:rsid="0005567b" style:font-size-asian="11pt" style:font-size-complex="11pt"/>
    </style:style>
    <style:style style:name="T5" style:family="text">
      <style:text-properties fo:font-size="11pt" officeooo:rsid="000639ae" style:font-size-asian="11pt" style:font-size-complex="11pt"/>
    </style:style>
    <style:style style:name="T6" style:family="text">
      <style:text-properties fo:font-size="11pt" officeooo:rsid="00076fc4" style:font-size-asian="11pt" style:font-size-complex="11pt"/>
    </style:style>
    <style:style style:name="T7" style:family="text">
      <style:text-properties officeooo:rsid="0018f912"/>
    </style:style>
    <style:style style:name="T8" style:family="text">
      <style:text-properties fo:font-weight="normal" officeooo:rsid="00033f98" style:font-weight-asian="normal" style:font-weight-complex="normal"/>
    </style:style>
    <style:style style:name="T9" style:family="text">
      <style:text-properties fo:font-weight="normal" officeooo:rsid="00037651" style:font-weight-asian="normal" style:font-weight-complex="normal"/>
    </style:style>
    <style:style style:name="T10" style:family="text">
      <style:text-properties fo:font-weight="normal" officeooo:rsid="0005567b" style:font-weight-asian="normal" style:font-weight-complex="normal"/>
    </style:style>
    <style:style style:name="T11" style:family="text">
      <style:text-properties fo:font-weight="normal" officeooo:rsid="00076fc4" style:font-weight-asian="normal" style:font-weight-complex="normal"/>
    </style:style>
    <style:style style:name="T12" style:family="text">
      <style:text-properties officeooo:rsid="001ec645"/>
    </style:style>
    <style:style style:name="T13" style:family="text">
      <style:text-properties fo:font-weight="bold" officeooo:rsid="000639ae" style:font-weight-asian="bold" style:font-weight-complex="bold"/>
    </style:style>
    <style:style style:name="T14" style:family="text">
      <style:text-properties officeooo:rsid="000639ae"/>
    </style:style>
    <style:style style:name="T15" style:family="text">
      <style:text-properties officeooo:rsid="00076fc4"/>
    </style:style>
    <style:style style:name="T16" style:family="text">
      <style:text-properties officeooo:rsid="00020fab"/>
    </style:style>
    <style:style style:name="T17" style:family="text">
      <style:text-properties fo:language="fr" fo:country="CH"/>
    </style:style>
    <style:style style:name="T18" style:family="text">
      <style:text-properties fo:language="fr" fo:country="CH" officeooo:rsid="00020fab"/>
    </style:style>
    <style:style style:name="T19" style:family="text">
      <style:text-properties officeooo:rsid="0011af4c"/>
    </style:style>
    <style:style style:name="T20" style:family="text">
      <style:text-properties officeooo:rsid="000c760d"/>
    </style:style>
    <style:style style:name="T21" style:family="text">
      <style:text-properties officeooo:rsid="000d2db3"/>
    </style:style>
    <style:style style:name="T22" style:family="text">
      <style:text-properties officeooo:rsid="00197576"/>
    </style:style>
    <style:style style:name="T23" style:family="text">
      <style:text-properties officeooo:rsid="001a8e70"/>
    </style:style>
    <style:style style:name="T24" style:family="text">
      <style:text-properties officeooo:rsid="001bb165"/>
    </style:style>
    <style:style style:name="T25" style:family="text">
      <style:text-properties officeooo:rsid="001d751d"/>
    </style:style>
    <style:style style:name="T26" style:family="text">
      <style:text-properties officeooo:rsid="001ecd63"/>
    </style:style>
    <style:style style:name="T27" style:family="text">
      <style:text-properties officeooo:rsid="001f3cd7"/>
    </style:style>
    <style:style style:name="T28" style:family="text">
      <style:text-properties officeooo:rsid="00219f7f"/>
    </style:style>
    <style:style style:name="T29" style:family="text">
      <style:text-properties officeooo:rsid="00221c82"/>
    </style:style>
    <style:style style:name="Sect1" style:family="section">
      <style:section-properties style:editable="false">
        <style:columns fo:column-count="1" fo:column-gap="0cm"/>
      </style:section-properties>
    </style:style>
    <style:style style:name="Sect2" style:family="section">
      <style:section-properties text:dont-balance-text-columns="true" fo:margin-left="0cm" fo:margin-right="-0.291cm" style:editable="false">
        <style:columns fo:column-count="2">
          <style:column style:rel-width="9016*" fo:start-indent="0cm" fo:end-indent="0cm"/>
          <style:column style:rel-width="22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jektmanagement</text:p>
      <text:section text:style-name="Sect1" text:name="TextSection">
        <text:p text:style-name="P6">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_RefHeading__749_1748547469" text:style-name="Index_20_Link" text:visited-style-name="Index_20_Link">1 Systemgrenzen<text:tab/>2</text:a></text:p>
          <text:p text:style-name="P9"><text:a xlink:type="simple" xlink:href="#__RefHeading__751_1748547469" text:style-name="Index_20_Link" text:visited-style-name="Index_20_Link">2 Anwendungsfälle<text:tab/>3</text:a></text:p>
          <text:p text:style-name="P10"><text:a xlink:type="simple" xlink:href="#__RefHeading__1523_266779880" text:style-name="Index_20_Link" text:visited-style-name="Index_20_Link">Fully Dressed<text:tab/>3</text:a></text:p>
          <text:p text:style-name="P10"><text:a xlink:type="simple" xlink:href="#__RefHeading__1525_266779880" text:style-name="Index_20_Link" text:visited-style-name="Index_20_Link">Casually Dressed<text:tab/>4</text:a></text:p>
          <text:p text:style-name="P10"><text:a xlink:type="simple" xlink:href="#__RefHeading__1527_266779880" text:style-name="Index_20_Link" text:visited-style-name="Index_20_Link">Brief (inklusive des Fully und der drei Casually Dressed)<text:tab/>5</text:a></text:p>
          <text:p text:style-name="P9"><text:a xlink:type="simple" xlink:href="#__RefHeading__753_1748547469" text:style-name="Index_20_Link" text:visited-style-name="Index_20_Link">3 Risikoliste<text:tab/>7</text:a></text:p>
          <text:p text:style-name="P9"><text:a xlink:type="simple" xlink:href="#__RefHeading__755_1748547469" text:style-name="Index_20_Link" text:visited-style-name="Index_20_Link">4 Arbeitspakete<text:tab/>8</text:a></text:p>
          <text:p text:style-name="P10"><text:a xlink:type="simple" xlink:href="#__RefHeading__1529_266779880" text:style-name="Index_20_Link" text:visited-style-name="Index_20_Link">Haupt Arbeitspakete<text:tab/>8</text:a></text:p>
          <text:p text:style-name="P10"><text:a xlink:type="simple" xlink:href="#__RefHeading__1531_266779880" text:style-name="Index_20_Link" text:visited-style-name="Index_20_Link">Neue Arbeitspakete<text:tab/>9</text:a></text:p>
          <text:p text:style-name="P9"><text:a xlink:type="simple" xlink:href="#__RefHeading__757_1748547469" text:style-name="Index_20_Link" text:visited-style-name="Index_20_Link">5 Projektstrukturplan<text:tab/>10</text:a></text:p>
          <text:p text:style-name="P10"><text:a xlink:type="simple" xlink:href="#__RefHeading__1533_266779880" text:style-name="Index_20_Link" text:visited-style-name="Index_20_Link">A Management<text:tab/>10</text:a></text:p>
          <text:p text:style-name="P10"><text:a xlink:type="simple" xlink:href="#__RefHeading__1535_266779880" text:style-name="Index_20_Link" text:visited-style-name="Index_20_Link">B Entwicklungsumgebung<text:tab/>10</text:a></text:p>
          <text:p text:style-name="P10"><text:a xlink:type="simple" xlink:href="#__RefHeading__1537_266779880" text:style-name="Index_20_Link" text:visited-style-name="Index_20_Link">C Incpetion<text:tab/>11</text:a></text:p>
          <text:p text:style-name="P10"><text:a xlink:type="simple" xlink:href="#__RefHeading__1539_266779880" text:style-name="Index_20_Link" text:visited-style-name="Index_20_Link">D Elaboration<text:tab/>11</text:a></text:p>
          <text:p text:style-name="P10"><text:a xlink:type="simple" xlink:href="#__RefHeading__1541_266779880" text:style-name="Index_20_Link" text:visited-style-name="Index_20_Link">E Construction<text:tab/>11</text:a></text:p>
          <text:p text:style-name="P10"><text:a xlink:type="simple" xlink:href="#__RefHeading__1543_266779880" text:style-name="Index_20_Link" text:visited-style-name="Index_20_Link">F Evaluation und Test<text:tab/>11</text:a></text:p>
          <text:p text:style-name="P10"><text:a xlink:type="simple" xlink:href="#__RefHeading__1545_266779880" text:style-name="Index_20_Link" text:visited-style-name="Index_20_Link">G Auslieferung<text:tab/>11</text:a></text:p>
          <text:p text:style-name="P9"><text:a xlink:type="simple" xlink:href="#__RefHeading__759_1748547469" text:style-name="Index_20_Link" text:visited-style-name="Index_20_Link">6 Softwareentwicklungsplan<text:tab/>12</text:a></text:p>
          <text:p text:style-name="P9"><text:a xlink:type="simple" xlink:href="#__RefHeading__761_1748547469" text:style-name="Index_20_Link" text:visited-style-name="Index_20_Link">7 Iterationspläne<text:tab/>13</text:a></text:p>
        </text:index-body>
      </text:table-of-content>
      <text:section text:style-name="Sect1" text:name="Bereich1">
        <text:p text:style-name="P5"/>
      </text:section>
      <text:section text:style-name="Sect1" text:name="Bereich3">
        <text:p text:style-name="P8"/>
        <text:list xml:id="list30671562" text:style-name="WWNum2">
          <text:list-item>
            <text:h text:style-name="P56" text:outline-level="1"><text:bookmark-start text:name="_Toc336874341"/><text:bookmark-start text:name="__RefHeading__749_1748547469"/><text:bookmark text:name="_Toc336870188"/><text:bookmark text:name="_Toc336873415"/>1 Systemgrenzen<text:bookmark-end text:name="_Toc336874341"/><text:bookmark-end text:name="__RefHeading__749_1748547469"/></text:h>
          </text:list-item>
          <text:list-item>
            <text:h text:style-name="P56" text:outline-level="1"><text:bookmark-start text:name="_Toc336874342"/><text:bookmark-start text:name="__RefHeading__751_1748547469"/><text:bookmark text:name="_Toc336870189"/><text:bookmark text:name="_Toc336873416"/>2 Anwendungsfälle<text:bookmark-end text:name="_Toc336874342"/><text:bookmark-end text:name="__RefHeading__751_1748547469"/></text:h>
          </text:list-item>
        </text:list>
        <text:h text:style-name="P58" text:outline-level="2"><text:bookmark-start text:name="__RefHeading__1523_266779880"/>Fully Dressed<text:bookmark-end text:name="__RefHeading__1523_266779880"/></text:h>
        <table:table table:name="Tabelle5" table:style-name="Tabelle5">
          <table:table-column table:style-name="Tabelle5.A"/>
          <table:table-row>
            <table:table-cell table:style-name="Tabelle5.A1" office:value-type="string">
              <text:list xml:id="list32587762" text:continue-numbering="true" text:style-name="WWNum2">
                <text:list-item>
                  <text:p text:style-name="P26"><text:span text:style-name="T2">Spieler</text:span><text:span text:style-name="T3">: </text:span><text:span text:style-name="T4">UA Schiff bewegen</text:span></text:p>
                </text:list-item>
              </text:list>
            </table:table-cell>
          </table:table-row>
          <table:table-row>
            <table:table-cell table:style-name="Tabelle5.A2" office:value-type="string">
              <text:list xml:id="list32584598" text:continue-numbering="true" text:style-name="WWNum2">
                <text:list-item>
                  <text:p text:style-name="P29"><text:span text:style-name="T7">Primär</text:span>akteur:</text:p>
                </text:list-item>
                <text:list-item>
                  <text:p text:style-name="P36">Benutzer</text:p>
                </text:list-item>
                <text:list-item>
                  <text:p text:style-name="P29">Nebenakteur:</text:p>
                </text:list-item>
                <text:list-item>
                  <text:p text:style-name="P38">Applikation</text:p>
                </text:list-item>
                <text:list-item>
                  <text:p text:style-name="P29">Stakeholders und Interessen:</text:p>
                </text:list-item>
                <text:list-item>
                  <text:p text:style-name="P39"><text:span text:style-name="T8">Benutzer, Entwickler, Applikatio</text:span><text:span text:style-name="T9">n</text:span></text:p>
                </text:list-item>
                <text:list-item>
                  <text:p text:style-name="P29">Vorbedingungen:</text:p>
                </text:list-item>
                <text:list-item>
                  <text:p text:style-name="P43">Das Spiel wird vom Benutzer gestartet, erst dann kann er sein Schiff bewegen.</text:p>
                </text:list-item>
                <text:list-item>
                  <text:p text:style-name="P29">Nachbedingungen:</text:p>
                </text:list-item>
                <text:list-item>
                  <text:p text:style-name="P43">Nicht Vorhanden</text:p>
                </text:list-item>
                <text:list-item>
                  <text:p text:style-name="P29">Haupterfolgsszenario:</text:p>
                </text:list-item>
                <text:list-item>
                  <text:p text:style-name="P40"><text:span text:style-name="T10">Das Schiff verändert seine Position wie erwartet auf Grund der Spielsteuerung. </text:span><text:span text:style-name="T11">Es trifft dabei kein Hinderniss </text:span></text:p>
                </text:list-item>
                <text:list-item>
                  <text:p text:style-name="P45">oder Gegner und kommt nicht am Bildschirmrand an.</text:p>
                </text:list-item>
                <text:list-item>
                  <text:p text:style-name="P29">Alternative<text:span text:style-name="T12">s</text:span> <text:span text:style-name="T12">Szenario</text:span>:</text:p>
                </text:list-item>
                <text:list-item>
                  <text:p text:style-name="P45">1. Das Schiff erreicht den oberen oder den unteren Bildschirmrand und bewegt sich daher nicht mehr weiter.</text:p>
                </text:list-item>
                <text:list-item>
                  <text:p text:style-name="P45">2. Das Schiff trifft auf ein Hinderniss und verliert desshalb Lebensenergie.</text:p>
                </text:list-item>
                <text:list-item>
                  <text:p text:style-name="P45">3. Das Schiff trifft auf einen Gegner und verliert desshalb Lebensenergie.</text:p>
                </text:list-item>
                <text:list-item>
                  <text:p text:style-name="P45">4. Das Schiff trifft auf einen gegnerischen Schuss und verliert desshalb Lebensenergie.</text:p>
                </text:list-item>
                <text:list-item>
                  <text:p text:style-name="P32">Spezielle Anforderungen:</text:p>
                </text:list-item>
                <text:list-item>
                  <text:p text:style-name="P43">Keine</text:p>
                </text:list-item>
                <text:list-item>
                  <text:p text:style-name="P29">Häufigkeit des Auftretens:</text:p>
                </text:list-item>
                <text:list-item>
                  <text:p text:style-name="P43">Sehr Hoch, ist eine Hauptfunktionalität des Spieles</text:p>
                </text:list-item>
              </text:list>
            </table:table-cell>
          </table:table-row>
        </table:table>
        <text:p text:style-name="P21"><text:soft-page-break/></text:p>
        <text:p text:style-name="P21"/>
        <text:h text:style-name="P58" text:outline-level="2"><text:bookmark-start text:name="__RefHeading__1525_266779880"/>Casually Dressed<text:bookmark-end text:name="__RefHeading__1525_266779880"/></text:h>
        <table:table table:name="Tabelle6" table:style-name="Tabelle6">
          <table:table-column table:style-name="Tabelle6.A"/>
          <table:table-row>
            <table:table-cell table:style-name="Tabelle6.A1" office:value-type="string">
              <text:list xml:id="list32584946" text:continue-numbering="true" text:style-name="WWNum2">
                <text:list-item>
                  <text:p text:style-name="P27"><text:span text:style-name="T2">Spieler</text:span><text:span text:style-name="T3">: </text:span><text:span text:style-name="T4">UA Schi</text:span><text:span text:style-name="T5">e</text:span><text:span text:style-name="T4">ssen</text:span></text:p>
                </text:list-item>
              </text:list>
            </table:table-cell>
          </table:table-row>
          <table:table-row>
            <table:table-cell table:style-name="Tabelle6.A2" office:value-type="string">
              <text:list xml:id="list32584061" text:continue-numbering="true" text:style-name="WWNum2">
                <text:list-item>
                  <text:p text:style-name="P30"><text:span text:style-name="T7">Primär</text:span>akteur:</text:p>
                </text:list-item>
                <text:list-item>
                  <text:p text:style-name="P36">Benutzer</text:p>
                </text:list-item>
                <text:list-item>
                  <text:p text:style-name="P33">Beschreibung:</text:p>
                </text:list-item>
                <text:list-item>
                  <text:p text:style-name="P44">Der Benutzer benutzt den Schiessmechanismuss.</text:p>
                </text:list-item>
                <text:list-item>
                  <text:p text:style-name="P41"><text:span text:style-name="T13">Haupterfolgsszenario</text:span><text:span text:style-name="T14">:</text:span></text:p>
                </text:list-item>
                <text:list-item>
                  <text:p text:style-name="P40"><text:span text:style-name="T14">Das Schiff </text:span><text:span text:style-name="T15">feuert einen Schuss oder Schüsse ab welcher/welche sich so ausbreiten wie durch die </text:span><text:span text:style-name="T14"><text:s/></text:span></text:p>
                </text:list-item>
                <text:list-item>
                  <text:p text:style-name="P40"><text:span text:style-name="T14">Spielsteuerung </text:span><text:span text:style-name="T15">vorgegeben und treffen einen Gegner welcher dadurch Lebensenergie verliert.</text:span></text:p>
                </text:list-item>
                <text:list-item>
                  <text:p text:style-name="P34">Alternatives Szenario:</text:p>
                </text:list-item>
                <text:list-item>
                  <text:p text:style-name="P42">1. Es wird kein Gegner oder Hinderniss getroffen, <text:s/>der Schuss <text:s/>verlässt den Bildschirm auf der rechten Seite.</text:p>
                </text:list-item>
                <text:list-item>
                  <text:p text:style-name="P42">2. Es wird ein Gegner getroffen welcher dadurch Lebensenergie verliert oder zerstört wird.</text:p>
                </text:list-item>
                <text:list-item>
                  <text:p text:style-name="P42">3. Es wird ein Hinderniss getroffen welches dadurch Lebensenergie verliert oder zerstört wird.</text:p>
                </text:list-item>
                <text:list-item>
                  <text:p text:style-name="P30">Häufigkeit des Auftretens:</text:p>
                </text:list-item>
                <text:list-item>
                  <text:p text:style-name="P43">Sehr Hoch, ist eine Hauptfunktionalität des Spiele</text:p>
                </text:list-item>
              </text:list>
            </table:table-cell>
          </table:table-row>
        </table:table>
        <table:table table:name="Tabelle7" table:style-name="Tabelle7">
          <table:table-column table:style-name="Tabelle7.A"/>
          <table:table-row>
            <table:table-cell table:style-name="Tabelle7.A1" office:value-type="string">
              <text:list xml:id="list32586169" text:continue-numbering="true" text:style-name="WWNum2">
                <text:list-item>
                  <text:p text:style-name="P28"><text:span text:style-name="T2">Spieler</text:span><text:span text:style-name="T3">: </text:span><text:span text:style-name="T4">UA </text:span><text:span text:style-name="T6">Sterben</text:span></text:p>
                </text:list-item>
              </text:list>
            </table:table-cell>
          </table:table-row>
          <table:table-row>
            <table:table-cell table:style-name="Tabelle7.A2" office:value-type="string">
              <text:list xml:id="list32598114" text:continue-numbering="true" text:style-name="WWNum2">
                <text:list-item>
                  <text:p text:style-name="P31"><text:span text:style-name="T7">Primär</text:span>akteur:</text:p>
                </text:list-item>
                <text:list-item>
                  <text:p text:style-name="P37">Benutzer</text:p>
                </text:list-item>
                <text:list-item>
                  <text:p text:style-name="P33">Beschreibung:</text:p>
                </text:list-item>
                <text:list-item>
                  <text:p text:style-name="P46"><text:span text:style-name="T2">Der Benutzer </text:span><text:span text:style-name="T15">verliert seine letzte Lebensenergie und stirbt dadurch</text:span><text:span text:style-name="T2">.</text:span></text:p>
                </text:list-item>
                <text:list-item>
                  <text:p text:style-name="P40"><text:span text:style-name="T13">Haupterfolgsszenario</text:span><text:span text:style-name="T14">:</text:span></text:p>
                </text:list-item>
                <text:list-item>
                  <text:p text:style-name="P42">Das Schiff wird zerstört und der Benutzer wird auf den Highscore eingabe Bildschirm weitergeleitet.</text:p>
                </text:list-item>
                <text:list-item>
                  <text:p text:style-name="P35">Alternatives Szenario:</text:p>
                </text:list-item>
                <text:list-item>
                  <text:p text:style-name="P42">Keines Vorhanden, wenn der Spieler stirbt so ist das Spiel vorbei. </text:p>
                </text:list-item>
                <text:list-item>
                  <text:p text:style-name="P31"><text:soft-page-break/>Häufigkeit des Auftretens:</text:p>
                </text:list-item>
                <text:list-item>
                  <text:p text:style-name="P44">Sehr Hoch, ist eine Hauptfunktionalität des Spieles.</text:p>
                </text:list-item>
              </text:list>
            </table:table-cell>
          </table:table-row>
        </table:table>
        <table:table table:name="Tabelle8" table:style-name="Tabelle8">
          <table:table-column table:style-name="Tabelle8.A"/>
          <table:table-row>
            <table:table-cell table:style-name="Tabelle8.A1" office:value-type="string">
              <text:list xml:id="list32572288" text:continue-numbering="true" text:style-name="WWNum2">
                <text:list-item>
                  <text:p text:style-name="P28"><text:span text:style-name="T2">Spieler</text:span><text:span text:style-name="T3">: </text:span><text:span text:style-name="T4">UA </text:span><text:span text:style-name="T6">Pause</text:span></text:p>
                </text:list-item>
              </text:list>
            </table:table-cell>
          </table:table-row>
          <table:table-row>
            <table:table-cell table:style-name="Tabelle8.A2" office:value-type="string">
              <text:list xml:id="list32572754" text:continue-numbering="true" text:style-name="WWNum2">
                <text:list-item>
                  <text:p text:style-name="P31"><text:span text:style-name="T7">Primär</text:span>akteur:</text:p>
                </text:list-item>
                <text:list-item>
                  <text:p text:style-name="P37">Benutzer</text:p>
                </text:list-item>
                <text:list-item>
                  <text:p text:style-name="P33">Beschreibung:</text:p>
                </text:list-item>
                <text:list-item>
                  <text:p text:style-name="P46"><text:span text:style-name="T2">Der Benutzer </text:span><text:span text:style-name="T15">drückt auf den Pause Knopf um das Spiel an zu halten.</text:span></text:p>
                </text:list-item>
                <text:list-item>
                  <text:p text:style-name="P40"><text:span text:style-name="T13">Haupterfolgsszenario</text:span><text:span text:style-name="T14">:</text:span></text:p>
                </text:list-item>
                <text:list-item>
                  <text:p text:style-name="P42">Das Spiel wird angehalten und der Pause Text sowie der Zurück Knopf erscheint auf dem Bildschirm.</text:p>
                </text:list-item>
                <text:list-item>
                  <text:p text:style-name="P35">Alternatives Szenario:</text:p>
                </text:list-item>
                <text:list-item>
                  <text:p text:style-name="P42">Keines Vorhanden, das Spiel muss immer pausiert werden können.</text:p>
                </text:list-item>
                <text:list-item>
                  <text:p text:style-name="P31">Häufigkeit des Auftretens:</text:p>
                </text:list-item>
                <text:list-item>
                  <text:p text:style-name="P45">Mittel, je nach Spielweise des Benutzers.</text:p>
                </text:list-item>
              </text:list>
            </table:table-cell>
          </table:table-row>
        </table:table>
        <text:p text:style-name="P3"/>
        <text:h text:style-name="P59" text:outline-level="2"><text:bookmark-start text:name="__RefHeading__1527_266779880"/>Brief (inklusive des Fully und der drei Casually Dressed)<text:bookmark-end text:name="__RefHeading__1527_266779880"/></text:h>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2">Nr.</text:p>
            </table:table-cell>
            <table:table-cell table:style-name="Tabelle2.A1" office:value-type="string">
              <text:p text:style-name="P11">System</text:p>
            </table:table-cell>
            <table:table-cell table:style-name="Tabelle2.A1" office:value-type="string">
              <text:p text:style-name="P11">Name</text:p>
            </table:table-cell>
            <table:table-cell table:style-name="Tabelle2.A1" office:value-type="string">
              <text:p text:style-name="P11">Beschreibung</text:p>
            </table:table-cell>
            <table:table-cell table:style-name="Tabelle2.A1" office:value-type="string">
              <text:p text:style-name="P12">Priorität</text:p>
            </table:table-cell>
            <table:table-cell table:style-name="Tabelle2.A1" office:value-type="string">
              <text:p text:style-name="P12">Abhängig von</text:p>
            </table:table-cell>
          </table:table-row>
          <table:table-row table:style-name="Tabelle2.1">
            <table:table-cell table:style-name="Tabelle2.A1" office:value-type="string">
              <text:p text:style-name="P14">1</text:p>
            </table:table-cell>
            <table:table-cell table:style-name="Tabelle2.A1" office:value-type="string">
              <text:p text:style-name="P13">Spieler</text:p>
            </table:table-cell>
            <table:table-cell table:style-name="Tabelle2.A1" office:value-type="string">
              <text:p text:style-name="P13">Menu Action Spiel starten</text:p>
            </table:table-cell>
            <table:table-cell table:style-name="Tabelle2.A1" office:value-type="string">
              <text:p text:style-name="P13">Der User drückt auf den „Game Start“ Button. Das Spiel wird gestartet. Das Hauptmenu verschwindet und das Spielbild erscheint.</text:p>
            </table:table-cell>
            <table:table-cell table:style-name="Tabelle2.A1" office:value-type="string">
              <text:p text:style-name="P14">7</text:p>
            </table:table-cell>
            <table:table-cell table:style-name="Tabelle2.A1" office:value-type="string">
              <text:p text:style-name="P14">-</text:p>
            </table:table-cell>
          </table:table-row>
          <table:table-row table:style-name="Tabelle2.1">
            <table:table-cell table:style-name="Tabelle2.A1" office:value-type="string">
              <text:p text:style-name="P14">2</text:p>
            </table:table-cell>
            <table:table-cell table:style-name="Tabelle2.A1" office:value-type="string">
              <text:p text:style-name="P13">Spieler</text:p>
            </table:table-cell>
            <table:table-cell table:style-name="Tabelle2.A1" office:value-type="string">
              <text:p text:style-name="P13">Menu Action Highscore anzeigen</text:p>
            </table:table-cell>
            <table:table-cell table:style-name="Tabelle2.A1" office:value-type="string">
              <text:p text:style-name="P13">Der User drückt auf den „Highscore“ Button. Das Hauptmenu verschwindet und eine Liste mit den höchsten erreichten Spielpunkteanzahl wird angezeigt.</text:p>
            </table:table-cell>
            <table:table-cell table:style-name="Tabelle2.A1" office:value-type="string">
              <text:p text:style-name="P14">5</text:p>
            </table:table-cell>
            <table:table-cell table:style-name="Tabelle2.A1" office:value-type="string">
              <text:p text:style-name="P14">-</text:p>
            </table:table-cell>
          </table:table-row>
          <table:table-row table:style-name="Tabelle2.1">
            <table:table-cell table:style-name="Tabelle2.A1" office:value-type="string">
              <text:p text:style-name="P14">3</text:p>
            </table:table-cell>
            <table:table-cell table:style-name="Tabelle2.A1" office:value-type="string">
              <text:p text:style-name="P13">Spieler</text:p>
            </table:table-cell>
            <table:table-cell table:style-name="Tabelle2.A1" office:value-type="string">
              <text:p text:style-name="P13">M<text:span text:style-name="T16">A</text:span> Quit</text:p>
            </table:table-cell>
            <table:table-cell table:style-name="Tabelle2.A1" office:value-type="string">
              <text:p text:style-name="P13">Der User drückt auf den „Quit“ Button. Die Applikation wird beendet.</text:p>
            </table:table-cell>
            <table:table-cell table:style-name="Tabelle2.A1" office:value-type="string">
              <text:p text:style-name="P14">9</text:p>
            </table:table-cell>
            <table:table-cell table:style-name="Tabelle2.A1" office:value-type="string">
              <text:p text:style-name="P15">1</text:p>
            </table:table-cell>
          </table:table-row>
          <table:table-row table:style-name="Tabelle2.1">
            <table:table-cell table:style-name="Tabelle2.A1" office:value-type="string">
              <text:p text:style-name="P14">4</text:p>
            </table:table-cell>
            <table:table-cell table:style-name="Tabelle2.A1" office:value-type="string">
              <text:p text:style-name="P13">Spieler</text:p>
            </table:table-cell>
            <table:table-cell table:style-name="Tabelle2.A1" office:value-type="string">
              <text:p text:style-name="P13">M<text:span text:style-name="T16">A</text:span> Options</text:p>
            </table:table-cell>
            <table:table-cell table:style-name="Tabelle2.A1" office:value-type="string">
              <text:p text:style-name="P13">Der User drückt auf den „Options“ Button. Das Hauptmenu verschwindet und das Optionsmenu mit der <text:soft-page-break/>Option die Musik (Ambient und Soundeffekt) auszustellen wird angezeigt.</text:p>
            </table:table-cell>
            <table:table-cell table:style-name="Tabelle2.A1" office:value-type="string">
              <text:p text:style-name="P14">8</text:p>
            </table:table-cell>
            <table:table-cell table:style-name="Tabelle2.A1" office:value-type="string">
              <text:p text:style-name="P15">1</text:p>
            </table:table-cell>
          </table:table-row>
          <table:table-row table:style-name="Tabelle2.1">
            <table:table-cell table:style-name="Tabelle2.A6" office:value-type="string">
              <text:p text:style-name="P17">5</text:p>
            </table:table-cell>
            <table:table-cell table:style-name="Tabelle2.A6" office:value-type="string">
              <text:p text:style-name="P16">Spieler</text:p>
            </table:table-cell>
            <table:table-cell table:style-name="Tabelle2.A6" office:value-type="string">
              <text:p text:style-name="P16">T<text:span text:style-name="T16">A </text:span>Ambient-Music</text:p>
            </table:table-cell>
            <table:table-cell table:style-name="Tabelle2.A6" office:value-type="string">
              <text:p text:style-name="P16">Der User befindet sich im Options Menü und toggelt die Ambiet-Music ein/aus</text:p>
            </table:table-cell>
            <table:table-cell table:style-name="Tabelle2.A6" office:value-type="string">
              <text:p text:style-name="P15">4</text:p>
            </table:table-cell>
            <table:table-cell table:style-name="Tabelle2.A6" office:value-type="string">
              <text:p text:style-name="P15">4</text:p>
            </table:table-cell>
          </table:table-row>
          <table:table-row table:style-name="Tabelle2.1">
            <table:table-cell table:style-name="Tabelle2.A6" office:value-type="string">
              <text:p text:style-name="P17">6</text:p>
            </table:table-cell>
            <table:table-cell table:style-name="Tabelle2.A6" office:value-type="string">
              <text:p text:style-name="P16">Spieler</text:p>
            </table:table-cell>
            <table:table-cell table:style-name="Tabelle2.A6" office:value-type="string">
              <text:p text:style-name="P16">T<text:span text:style-name="T16">A</text:span> Sfx-Sound</text:p>
            </table:table-cell>
            <table:table-cell table:style-name="Tabelle2.A6" office:value-type="string">
              <text:p text:style-name="P16">Der User befindet sich im Options Menü und toggelt die Soundeffekte ein/aus</text:p>
            </table:table-cell>
            <table:table-cell table:style-name="Tabelle2.A6" office:value-type="string">
              <text:p text:style-name="P15">4</text:p>
            </table:table-cell>
            <table:table-cell table:style-name="Tabelle2.A6" office:value-type="string">
              <text:p text:style-name="P15">4</text:p>
            </table:table-cell>
          </table:table-row>
          <table:table-row table:style-name="Tabelle2.1">
            <table:table-cell table:style-name="Tabelle2.A1" office:value-type="string">
              <text:p text:style-name="P17">7</text:p>
              <text:p text:style-name="P14"/>
            </table:table-cell>
            <table:table-cell table:style-name="Tabelle2.A1" office:value-type="string">
              <text:p text:style-name="P13">Spieler</text:p>
            </table:table-cell>
            <table:table-cell table:style-name="Tabelle2.A1" office:value-type="string">
              <text:p text:style-name="P13">U<text:span text:style-name="T16">A</text:span> Schiff bewegen</text:p>
            </table:table-cell>
            <table:table-cell table:style-name="Tabelle2.A1" office:value-type="string">
              <text:p text:style-name="P13">Der User kann durch drücken des Bildschirm an der linken Seite das Schiff nach unten und oben.</text:p>
            </table:table-cell>
            <table:table-cell table:style-name="Tabelle2.A1" office:value-type="string">
              <text:p text:style-name="P14">1</text:p>
            </table:table-cell>
            <table:table-cell table:style-name="Tabelle2.A1" office:value-type="string">
              <text:p text:style-name="P14">-</text:p>
            </table:table-cell>
          </table:table-row>
          <table:table-row table:style-name="Tabelle2.1">
            <table:table-cell table:style-name="Tabelle2.A1" office:value-type="string">
              <text:p text:style-name="P17">8</text:p>
            </table:table-cell>
            <table:table-cell table:style-name="Tabelle2.A1" office:value-type="string">
              <text:p text:style-name="P13">Spieler</text:p>
            </table:table-cell>
            <table:table-cell table:style-name="Tabelle2.A1" office:value-type="string">
              <text:p text:style-name="P13">U<text:span text:style-name="T16">A </text:span>Pause</text:p>
            </table:table-cell>
            <table:table-cell table:style-name="Tabelle2.A1" office:value-type="string">
              <text:p text:style-name="P13">Der User kann durch drücken des im Spiel vorhanden Buttons das Spiel pausieren.</text:p>
            </table:table-cell>
            <table:table-cell table:style-name="Tabelle2.A1" office:value-type="string">
              <text:p text:style-name="P14">6</text:p>
            </table:table-cell>
            <table:table-cell table:style-name="Tabelle2.A1" office:value-type="string">
              <text:p text:style-name="P14">-</text:p>
            </table:table-cell>
          </table:table-row>
          <table:table-row table:style-name="Tabelle2.1">
            <table:table-cell table:style-name="Tabelle2.A6" office:value-type="string">
              <text:p text:style-name="P17">9</text:p>
            </table:table-cell>
            <table:table-cell table:style-name="Tabelle2.A6" office:value-type="string">
              <text:p text:style-name="P16">Spieler</text:p>
            </table:table-cell>
            <table:table-cell table:style-name="Tabelle2.A6" office:value-type="string">
              <text:p text:style-name="P16">U<text:span text:style-name="T16">A</text:span> Pause verlassen</text:p>
            </table:table-cell>
            <table:table-cell table:style-name="Tabelle2.A6" office:value-type="string">
              <text:p text:style-name="P16">Befindet sich der Spieler im Pause Modus und drückt wieder auf den Bildschirm oder den Zurück Knopf, so wird der Pausemodus verlassen</text:p>
            </table:table-cell>
            <table:table-cell table:style-name="Tabelle2.A6" office:value-type="string">
              <text:p text:style-name="P15">4</text:p>
            </table:table-cell>
            <table:table-cell table:style-name="Tabelle2.A6" office:value-type="string">
              <text:p text:style-name="P15">8</text:p>
            </table:table-cell>
          </table:table-row>
          <table:table-row table:style-name="Tabelle2.1">
            <table:table-cell table:style-name="Tabelle2.A1" office:value-type="string">
              <text:p text:style-name="P17">10</text:p>
            </table:table-cell>
            <table:table-cell table:style-name="Tabelle2.A1" office:value-type="string">
              <text:p text:style-name="P13">Spieler</text:p>
            </table:table-cell>
            <table:table-cell table:style-name="Tabelle2.A1" office:value-type="string">
              <text:p text:style-name="P13"><text:span text:style-name="T16">UA</text:span> Schiessen</text:p>
            </table:table-cell>
            <table:table-cell table:style-name="Tabelle2.A1" office:value-type="string">
              <text:p text:style-name="P13">Der User kann durch drücken des Bildschirm an der rechten Seite die Waffensysteme des Schiffs betätigen.</text:p>
            </table:table-cell>
            <table:table-cell table:style-name="Tabelle2.A1" office:value-type="string">
              <text:p text:style-name="P14">3</text:p>
            </table:table-cell>
            <table:table-cell table:style-name="Tabelle2.A1" office:value-type="string">
              <text:p text:style-name="P14">-</text:p>
            </table:table-cell>
          </table:table-row>
          <table:table-row table:style-name="Tabelle2.1">
            <table:table-cell table:style-name="Tabelle2.A1" office:value-type="string">
              <text:p text:style-name="P17">11</text:p>
            </table:table-cell>
            <table:table-cell table:style-name="Tabelle2.A1" office:value-type="string">
              <text:p text:style-name="P13">Applikation</text:p>
            </table:table-cell>
            <table:table-cell table:style-name="Tabelle2.A1" office:value-type="string">
              <text:p text:style-name="P13"><text:span text:style-name="T18">UA</text:span><text:span text:style-name="T17"> Power up essen</text:span></text:p>
            </table:table-cell>
            <table:table-cell table:style-name="Tabelle2.A1" office:value-type="string">
              <text:p text:style-name="P13">Der User kann Power up, die im Spiel auftauchen durch Eliminierung des Gegners, aufsammeln. Um diese aufzusammeln, muss er das Schiff auf die gleiche Höhe bringen sobald das Power up in der Nähe des linken Bildschirmrands ist.</text:p>
            </table:table-cell>
            <table:table-cell table:style-name="Tabelle2.A1" office:value-type="string">
              <text:p text:style-name="P19">4</text:p>
            </table:table-cell>
            <table:table-cell table:style-name="Tabelle2.A1" office:value-type="string">
              <text:p text:style-name="P19">-</text:p>
            </table:table-cell>
          </table:table-row>
          <table:table-row table:style-name="Tabelle2.1">
            <table:table-cell table:style-name="Tabelle2.A1" office:value-type="string">
              <text:p text:style-name="P17">12</text:p>
            </table:table-cell>
            <table:table-cell table:style-name="Tabelle2.A1" office:value-type="string">
              <text:p text:style-name="P13">Applikation</text:p>
            </table:table-cell>
            <table:table-cell table:style-name="Tabelle2.A1" office:value-type="string">
              <text:p text:style-name="P18"><text:span text:style-name="T16">UA</text:span> sterben</text:p>
            </table:table-cell>
            <table:table-cell table:style-name="Tabelle2.A1" office:value-type="string">
              <text:p text:style-name="P13">Wenn das Schiff des Users oft genug getroffen wird, wird es zerstört und das Spiel ist zu ende.</text:p>
            </table:table-cell>
            <table:table-cell table:style-name="Tabelle2.A1" office:value-type="string">
              <text:p text:style-name="P19">2</text:p>
            </table:table-cell>
            <table:table-cell table:style-name="Tabelle2.A1" office:value-type="string">
              <text:p text:style-name="P19">-</text:p>
            </table:table-cell>
          </table:table-row>
        </table:table>
        <text:p text:style-name="Text_20_body"/>
        <text:list xml:id="list32566544" text:continue-numbering="true" text:style-name="WWNum2">
          <text:list-item>
            <text:h text:style-name="P56" text:outline-level="1"><text:bookmark-start text:name="_Toc336874343"/><text:bookmark-start text:name="__RefHeading__753_1748547469"/><text:bookmark text:name="_Toc336870190"/><text:bookmark text:name="_Toc336873417"/>3 Risikoliste<text:bookmark-end text:name="_Toc336874343"/><text:bookmark-end text:name="__RefHeading__753_1748547469"/></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Table_20_Contents">Nr.</text:p>
            </table:table-cell>
            <table:table-cell table:style-name="Tabelle3.A1" office:value-type="string">
              <text:p text:style-name="Table_20_Contents">Name</text:p>
            </table:table-cell>
            <table:table-cell table:style-name="Tabelle3.A1" office:value-type="string">
              <text:p text:style-name="Table_20_Contents">Beschreibung</text:p>
            </table:table-cell>
            <table:table-cell table:style-name="Tabelle3.A1" office:value-type="string">
              <text:p text:style-name="Table_20_Contents">Wahrsch.</text:p>
            </table:table-cell>
            <table:table-cell table:style-name="Tabelle3.A1" office:value-type="string">
              <text:p text:style-name="Table_20_Contents">Schaden für Projekt</text:p>
            </table:table-cell>
            <table:table-cell table:style-name="Tabelle3.A1" office:value-type="string">
              <text:p text:style-name="Table_20_Contents">Priorität</text:p>
            </table:table-cell>
            <table:table-cell table:style-name="Tabelle3.G1" office:value-type="string">
              <text:p text:style-name="Table_20_Contents">Massnahmen</text:p>
            </table:table-cell>
          </table:table-row>
          <table:table-row table:style-name="Tabelle3.1">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A2" office:value-type="string">
              <text:p text:style-name="Table_20_Contents"/>
            </table:table-cell>
            <table:table-cell table:style-name="Tabelle3.G2" office:value-type="string">
              <text:p text:style-name="Table_20_Contents"/>
            </table:table-cell>
          </table:table-row>
        </table:table>
        <text:p text:style-name="Text_20_body"/>
        <text:list xml:id="list32569916" text:continue-numbering="true" text:style-name="WWNum2">
          <text:list-item>
            <text:h text:style-name="P56" text:outline-level="1"><text:bookmark-start text:name="_Toc336874344"/><text:bookmark-start text:name="__RefHeading__755_1748547469"/>4 Arbeitspakete<text:bookmark-end text:name="_Toc336874344"/><text:bookmark-end text:name="__RefHeading__755_1748547469"/></text:h>
          </text:list-item>
        </text:list>
        <text:p text:style-name="P54"><text:span text:style-name="T19">Für</text:span><text:span text:style-name="T20"> </text:span><text:span text:style-name="T21">d</text:span><text:span text:style-name="T20">etail</text:span><text:span text:style-name="T28">l</text:span><text:span text:style-name="T20">ierte Beschreibungen </text:span><text:span text:style-name="T19">der</text:span><text:span text:style-name="T20"> Arbeitspakete </text:span><text:span text:style-name="T21">siehe, Issues Liste in Git-Hub. * </text:span><text:span text:style-name="T22">= <text:s/>Alle Entwickler</text:span></text:p>
        <text:h text:style-name="P60" text:outline-level="2"><text:bookmark-start text:name="__RefHeading__1529_266779880"/>Haupt Arbeitspakete<text:bookmark-end text:name="__RefHeading__1529_266779880"/></text:h>
        <text:section text:style-name="Sect2" text:name="Bereich6">
          <text:section text:style-name="Sect3" text:name="Bereich5">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Text_20_body">Nr.</text:p>
                </table:table-cell>
                <table:table-cell table:style-name="Tabelle9.A1" office:value-type="string">
                  <text:p text:style-name="Text_20_body">Name </text:p>
                </table:table-cell>
                <table:table-cell table:style-name="Tabelle9.A1" office:value-type="string">
                  <text:p text:style-name="P48">Stunden</text:p>
                </table:table-cell>
                <table:table-cell table:style-name="Tabelle9.A1" office:value-type="string">
                  <text:p text:style-name="Standard">Nr.</text:p>
                </table:table-cell>
                <table:table-cell table:style-name="Tabelle9.A1" office:value-type="string">
                  <text:p text:style-name="Standard">Name</text:p>
                </table:table-cell>
                <table:table-cell table:style-name="Tabelle9.F1" office:value-type="string">
                  <text:p text:style-name="Standard">Stunden</text:p>
                </table:table-cell>
              </table:table-row>
              <table:table-row>
                <table:table-cell table:style-name="Tabelle9.A2" office:value-type="string">
                  <text:p text:style-name="Text_20_body">1</text:p>
                </table:table-cell>
                <table:table-cell table:style-name="Tabelle9.A2" office:value-type="string">
                  <text:p text:style-name="Text_20_body">Setup env*</text:p>
                </table:table-cell>
                <table:table-cell table:style-name="Tabelle9.A2" office:value-type="string">
                  <text:p text:style-name="Standard"><text:s/><text:span text:style-name="T22">4</text:span></text:p>
                </table:table-cell>
                <table:table-cell table:style-name="Tabelle9.A2" office:value-type="string">
                  <text:p text:style-name="Text_20_body">18</text:p>
                </table:table-cell>
                <table:table-cell table:style-name="Tabelle9.A2" office:value-type="string">
                  <text:p text:style-name="Text_20_body">UCS Action Schiff bewegen</text:p>
                </table:table-cell>
                <table:table-cell table:style-name="Tabelle9.F2" office:value-type="string">
                  <text:p text:style-name="P47">8</text:p>
                </table:table-cell>
              </table:table-row>
              <table:table-row>
                <table:table-cell table:style-name="Tabelle9.A2" office:value-type="string">
                  <text:p text:style-name="Text_20_body">2</text:p>
                </table:table-cell>
                <table:table-cell table:style-name="Tabelle9.A2" office:value-type="string">
                  <text:p text:style-name="Text_20_body">Issues erstellen*</text:p>
                </table:table-cell>
                <table:table-cell table:style-name="Tabelle9.A2" office:value-type="string">
                  <text:p text:style-name="P47">8</text:p>
                </table:table-cell>
                <table:table-cell table:style-name="Tabelle9.A2" office:value-type="string">
                  <text:p text:style-name="Text_20_body">19 </text:p>
                </table:table-cell>
                <table:table-cell table:style-name="Tabelle9.A2" office:value-type="string">
                  <text:p text:style-name="Text_20_body">UCS Action Pause</text:p>
                </table:table-cell>
                <table:table-cell table:style-name="Tabelle9.F2" office:value-type="string">
                  <text:p text:style-name="P47">4</text:p>
                </table:table-cell>
              </table:table-row>
              <table:table-row>
                <table:table-cell table:style-name="Tabelle9.A2" office:value-type="string">
                  <text:p text:style-name="Text_20_body">3</text:p>
                </table:table-cell>
                <table:table-cell table:style-name="Tabelle9.A2" office:value-type="string">
                  <text:p text:style-name="Text_20_body">.projct files*</text:p>
                </table:table-cell>
                <table:table-cell table:style-name="Tabelle9.A2" office:value-type="string">
                  <text:p text:style-name="P47">4</text:p>
                </table:table-cell>
                <table:table-cell table:style-name="Tabelle9.A2" office:value-type="string">
                  <text:p text:style-name="Text_20_body">20</text:p>
                </table:table-cell>
                <table:table-cell table:style-name="Tabelle9.A2" office:value-type="string">
                  <text:p text:style-name="Text_20_body">UCS Action Schiessen</text:p>
                </table:table-cell>
                <table:table-cell table:style-name="Tabelle9.F2" office:value-type="string">
                  <text:p text:style-name="P47">8</text:p>
                </table:table-cell>
              </table:table-row>
              <table:table-row>
                <table:table-cell table:style-name="Tabelle9.A2" office:value-type="string">
                  <text:p text:style-name="Text_20_body">4</text:p>
                </table:table-cell>
                <table:table-cell table:style-name="Tabelle9.A2" office:value-type="string">
                  <text:p text:style-name="Text_20_body">Menu Action Spiel Starten</text:p>
                </table:table-cell>
                <table:table-cell table:style-name="Tabelle9.A2" office:value-type="string">
                  <text:p text:style-name="P47">4</text:p>
                </table:table-cell>
                <table:table-cell table:style-name="Tabelle9.A2" office:value-type="string">
                  <text:p text:style-name="Text_20_body">21</text:p>
                </table:table-cell>
                <table:table-cell table:style-name="Tabelle9.A2" office:value-type="string">
                  <text:p text:style-name="Text_20_body">Power up essen </text:p>
                </table:table-cell>
                <table:table-cell table:style-name="Tabelle9.F2" office:value-type="string">
                  <text:p text:style-name="P47">8</text:p>
                </table:table-cell>
              </table:table-row>
              <table:table-row>
                <table:table-cell table:style-name="Tabelle9.A2" office:value-type="string">
                  <text:p text:style-name="Text_20_body">5</text:p>
                </table:table-cell>
                <table:table-cell table:style-name="Tabelle9.A2" office:value-type="string">
                  <text:p text:style-name="Text_20_body">Highscore eintragen</text:p>
                </table:table-cell>
                <table:table-cell table:style-name="Tabelle9.A2" office:value-type="string">
                  <text:p text:style-name="P47">6</text:p>
                </table:table-cell>
                <table:table-cell table:style-name="Tabelle9.A2" office:value-type="string">
                  <text:p text:style-name="Text_20_body">22</text:p>
                </table:table-cell>
                <table:table-cell table:style-name="Tabelle9.A2" office:value-type="string">
                  <text:p text:style-name="Text_20_body">UCS Action sterbe<text:span text:style-name="T22">n</text:span></text:p>
                </table:table-cell>
                <table:table-cell table:style-name="Tabelle9.F2" office:value-type="string">
                  <text:p text:style-name="P47">8</text:p>
                </table:table-cell>
              </table:table-row>
              <table:table-row>
                <table:table-cell table:style-name="Tabelle9.A2" office:value-type="string">
                  <text:p text:style-name="Text_20_body">6</text:p>
                </table:table-cell>
                <table:table-cell table:style-name="Tabelle9.A2" office:value-type="string">
                  <text:p text:style-name="Text_20_body">Alle Use Cases erfassen*</text:p>
                </table:table-cell>
                <table:table-cell table:style-name="Tabelle9.A2" office:value-type="string">
                  <text:p text:style-name="P47">16</text:p>
                </table:table-cell>
                <table:table-cell table:style-name="Tabelle9.A2" office:value-type="string">
                  <text:p text:style-name="Text_20_body">23</text:p>
                </table:table-cell>
                <table:table-cell table:style-name="Tabelle9.A2" office:value-type="string">
                  <text:p text:style-name="Text_20_body">UCS Toggle SFx</text:p>
                </table:table-cell>
                <table:table-cell table:style-name="Tabelle9.F2" office:value-type="string">
                  <text:p text:style-name="P47">4</text:p>
                </table:table-cell>
              </table:table-row>
              <table:table-row>
                <table:table-cell table:style-name="Tabelle9.A2" office:value-type="string">
                  <text:p text:style-name="Text_20_body">7 </text:p>
                </table:table-cell>
                <table:table-cell table:style-name="Tabelle9.A2" office:value-type="string">
                  <text:p text:style-name="Text_20_body">Projectmanagement plan erstellen</text:p>
                </table:table-cell>
                <table:table-cell table:style-name="Tabelle9.A2" office:value-type="string">
                  <text:p text:style-name="P47">8</text:p>
                </table:table-cell>
                <table:table-cell table:style-name="Tabelle9.A2" office:value-type="string">
                  <text:p text:style-name="Text_20_body">24</text:p>
                </table:table-cell>
                <table:table-cell table:style-name="Tabelle9.A2" office:value-type="string">
                  <text:p text:style-name="Text_20_body">UCS Action Toggle Ambiente Music</text:p>
                </table:table-cell>
                <table:table-cell table:style-name="Tabelle9.F2" office:value-type="string">
                  <text:p text:style-name="P47">4</text:p>
                </table:table-cell>
              </table:table-row>
              <table:table-row>
                <table:table-cell table:style-name="Tabelle9.A2" office:value-type="string">
                  <text:p text:style-name="Text_20_body">8</text:p>
                </table:table-cell>
                <table:table-cell table:style-name="Tabelle9.A2" office:value-type="string">
                  <text:p text:style-name="Text_20_body">Bericht „Erste Architektur“</text:p>
                </table:table-cell>
                <table:table-cell table:style-name="Tabelle9.A2" office:value-type="string">
                  <text:p text:style-name="P47">1</text:p>
                </table:table-cell>
                <table:table-cell table:style-name="Tabelle9.A2" office:value-type="string">
                  <text:p text:style-name="Text_20_body">25</text:p>
                </table:table-cell>
                <table:table-cell table:style-name="Tabelle9.A2" office:value-type="string">
                  <text:p text:style-name="Text_20_body">Gegner Designe<text:span text:style-name="T22">n </text:span></text:p>
                </table:table-cell>
                <table:table-cell table:style-name="Tabelle9.F2" office:value-type="string">
                  <text:p text:style-name="P47">16</text:p>
                </table:table-cell>
              </table:table-row>
              <table:table-row>
                <table:table-cell table:style-name="Tabelle9.A2" office:value-type="string">
                  <text:p text:style-name="Text_20_body">9 </text:p>
                </table:table-cell>
                <table:table-cell table:style-name="Tabelle9.A2" office:value-type="string">
                  <text:p text:style-name="Text_20_body">Zusätzliche Spezifikationen</text:p>
                </table:table-cell>
                <table:table-cell table:style-name="Tabelle9.A2" office:value-type="string">
                  <text:p text:style-name="P47">2</text:p>
                </table:table-cell>
                <table:table-cell table:style-name="Tabelle9.A2" office:value-type="string">
                  <text:p text:style-name="Text_20_body">26</text:p>
                </table:table-cell>
                <table:table-cell table:style-name="Tabelle9.A2" office:value-type="string">
                  <text:p text:style-name="Text_20_body">Power ups designe</text:p>
                </table:table-cell>
                <table:table-cell table:style-name="Tabelle9.F2" office:value-type="string">
                  <text:p text:style-name="P47">10</text:p>
                </table:table-cell>
              </table:table-row>
              <table:table-row>
                <table:table-cell table:style-name="Tabelle9.A2" office:value-type="string">
                  <text:p text:style-name="Text_20_body">10</text:p>
                </table:table-cell>
                <table:table-cell table:style-name="Tabelle9.A2" office:value-type="string">
                  <text:p text:style-name="Text_20_body">Projekskizze</text:p>
                </table:table-cell>
                <table:table-cell table:style-name="Tabelle9.A2" office:value-type="string">
                  <text:p text:style-name="P47">6</text:p>
                </table:table-cell>
                <table:table-cell table:style-name="Tabelle9.A2" office:value-type="string">
                  <text:p text:style-name="Text_20_body">27</text:p>
                </table:table-cell>
                <table:table-cell table:style-name="Tabelle9.A2" office:value-type="string">
                  <text:p text:style-name="Text_20_body">Backgrounds designe</text:p>
                </table:table-cell>
                <table:table-cell table:style-name="Tabelle9.F2" office:value-type="string">
                  <text:p text:style-name="P47">16</text:p>
                </table:table-cell>
              </table:table-row>
              <table:table-row>
                <table:table-cell table:style-name="Tabelle9.A2" office:value-type="string">
                  <text:p text:style-name="Text_20_body">11</text:p>
                </table:table-cell>
                <table:table-cell table:style-name="Tabelle9.A2" office:value-type="string">
                  <text:p text:style-name="Text_20_body">MVC</text:p>
                </table:table-cell>
                <table:table-cell table:style-name="Tabelle9.A2" office:value-type="string">
                  <text:p text:style-name="P47">1</text:p>
                </table:table-cell>
                <table:table-cell table:style-name="Tabelle9.A2" office:value-type="string">
                  <text:p text:style-name="Text_20_body">28</text:p>
                </table:table-cell>
                <table:table-cell table:style-name="Tabelle9.A2" office:value-type="string">
                  <text:p text:style-name="Text_20_body">Highscore screen designen</text:p>
                </table:table-cell>
                <table:table-cell table:style-name="Tabelle9.F2" office:value-type="string">
                  <text:p text:style-name="P47">10</text:p>
                </table:table-cell>
              </table:table-row>
              <table:table-row>
                <table:table-cell table:style-name="Tabelle9.A2" office:value-type="string">
                  <text:p text:style-name="Text_20_body">12</text:p>
                </table:table-cell>
                <table:table-cell table:style-name="Tabelle9.A2" office:value-type="string">
                  <text:p text:style-name="Text_20_body">UCS Action sterben</text:p>
                </table:table-cell>
                <table:table-cell table:style-name="Tabelle9.A2" office:value-type="string">
                  <text:p text:style-name="P47">4</text:p>
                </table:table-cell>
                <table:table-cell table:style-name="Tabelle9.A2" office:value-type="string">
                  <text:p text:style-name="Text_20_body">29 </text:p>
                </table:table-cell>
                <table:table-cell table:style-name="Tabelle9.A2" office:value-type="string">
                  <text:p text:style-name="Text_20_body">Sound Handeling</text:p>
                </table:table-cell>
                <table:table-cell table:style-name="Tabelle9.F2" office:value-type="string">
                  <text:p text:style-name="P47">10</text:p>
                </table:table-cell>
              </table:table-row>
              <table:table-row>
                <table:table-cell table:style-name="Tabelle9.A2" office:value-type="string">
                  <text:p text:style-name="Text_20_body">13</text:p>
                </table:table-cell>
                <table:table-cell table:style-name="Tabelle9.A2" office:value-type="string">
                  <text:p text:style-name="Text_20_body">Sequenzdiagramm</text:p>
                </table:table-cell>
                <table:table-cell table:style-name="Tabelle9.A2" office:value-type="string">
                  <text:p text:style-name="P47">1</text:p>
                </table:table-cell>
                <table:table-cell table:style-name="Tabelle9.A2" office:value-type="string">
                  <text:p text:style-name="Text_20_body">30</text:p>
                </table:table-cell>
                <table:table-cell table:style-name="Tabelle9.A2" office:value-type="string">
                  <text:p text:style-name="Text_20_body"><text:s/>Punkezahl Implementieren und anzeigen</text:p>
                </table:table-cell>
                <table:table-cell table:style-name="Tabelle9.F2" office:value-type="string">
                  <text:p text:style-name="P47">10</text:p>
                </table:table-cell>
              </table:table-row>
              <table:table-row>
                <table:table-cell table:style-name="Tabelle9.A2" office:value-type="string">
                  <text:p text:style-name="Text_20_body">14 </text:p>
                </table:table-cell>
                <table:table-cell table:style-name="Tabelle9.A2" office:value-type="string">
                  <text:p text:style-name="Text_20_body">Domänenmodell</text:p>
                </table:table-cell>
                <table:table-cell table:style-name="Tabelle9.A2" office:value-type="string">
                  <text:p text:style-name="P47">2</text:p>
                </table:table-cell>
                <table:table-cell table:style-name="Tabelle9.A2" office:value-type="string">
                  <text:p text:style-name="Text_20_body">31 </text:p>
                </table:table-cell>
                <table:table-cell table:style-name="Tabelle9.A2" office:value-type="string">
                  <text:p text:style-name="Text_20_body">Screen-Hanedling ausarbeiten und implementieren</text:p>
                </table:table-cell>
                <table:table-cell table:style-name="Tabelle9.F2" office:value-type="string">
                  <text:p text:style-name="P47">10</text:p>
                </table:table-cell>
              </table:table-row>
              <table:table-row>
                <table:table-cell table:style-name="Tabelle9.A2" office:value-type="string">
                  <text:p text:style-name="Text_20_body">15 </text:p>
                </table:table-cell>
                <table:table-cell table:style-name="Tabelle9.A2" office:value-type="string">
                  <text:p text:style-name="Text_20_body">Glossar erste Version</text:p>
                </table:table-cell>
                <table:table-cell table:style-name="Tabelle9.A2" office:value-type="string">
                  <text:p text:style-name="P47">1</text:p>
                </table:table-cell>
                <table:table-cell table:style-name="Tabelle9.A2" office:value-type="string">
                  <text:p text:style-name="Text_20_body">32</text:p>
                </table:table-cell>
                <table:table-cell table:style-name="Tabelle9.A2" office:value-type="string">
                  <text:p text:style-name="Text_20_body">Gegner Logik</text:p>
                </table:table-cell>
                <table:table-cell table:style-name="Tabelle9.F2" office:value-type="string">
                  <text:p text:style-name="P47">20</text:p>
                </table:table-cell>
              </table:table-row>
              <table:table-row>
                <table:table-cell table:style-name="Tabelle9.A2" office:value-type="string">
                  <text:p text:style-name="Text_20_body">16</text:p>
                </table:table-cell>
                <table:table-cell table:style-name="Tabelle9.A2" office:value-type="string">
                  <text:p text:style-name="Text_20_body">Game Optionen Screen</text:p>
                </table:table-cell>
                <table:table-cell table:style-name="Tabelle9.A2" office:value-type="string">
                  <text:p text:style-name="P47">10</text:p>
                </table:table-cell>
                <table:table-cell table:style-name="Tabelle9.A2" office:value-type="string">
                  <text:p text:style-name="Text_20_body">33 </text:p>
                </table:table-cell>
                <table:table-cell table:style-name="Tabelle9.A2" office:value-type="string">
                  <text:p text:style-name="Text_20_body">Gegner Gruppen Logik</text:p>
                </table:table-cell>
                <table:table-cell table:style-name="Tabelle9.F2" office:value-type="string">
                  <text:p text:style-name="P47">8</text:p>
                </table:table-cell>
              </table:table-row>
              <text:soft-page-break/>
              <table:table-row>
                <table:table-cell table:style-name="Tabelle9.A2" office:value-type="string">
                  <text:p text:style-name="Text_20_body">17</text:p>
                </table:table-cell>
                <table:table-cell table:style-name="Tabelle9.A2" office:value-type="string">
                  <text:p text:style-name="Text_20_body">Manu Action Quit</text:p>
                </table:table-cell>
                <table:table-cell table:style-name="Tabelle9.A2" office:value-type="string">
                  <text:p text:style-name="P47">4</text:p>
                </table:table-cell>
                <table:table-cell table:style-name="Tabelle9.A2" office:value-type="string">
                  <text:p text:style-name="Text_20_body">34</text:p>
                </table:table-cell>
                <table:table-cell table:style-name="Tabelle9.A2" office:value-type="string">
                  <text:p text:style-name="Text_20_body">Hindernisse designen</text:p>
                </table:table-cell>
                <table:table-cell table:style-name="Tabelle9.F2" office:value-type="string">
                  <text:p text:style-name="P47">16</text:p>
                </table:table-cell>
              </table:table-row>
              <table:table-row>
                <table:table-cell table:style-name="Tabelle9.A2" office:value-type="string">
                  <text:p text:style-name="Text_20_body">35</text:p>
                </table:table-cell>
                <table:table-cell table:style-name="Tabelle9.A2" office:value-type="string">
                  <text:p text:style-name="Text_20_body">Background Logik</text:p>
                </table:table-cell>
                <table:table-cell table:style-name="Tabelle9.A2" office:value-type="string">
                  <text:p text:style-name="P47">4</text:p>
                </table:table-cell>
                <table:table-cell table:style-name="Tabelle9.A2" office:value-type="string">
                  <text:p text:style-name="Text_20_body">41</text:p>
                </table:table-cell>
                <table:table-cell table:style-name="Tabelle9.A2" office:value-type="string">
                  <text:p text:style-name="Text_20_body">collision detection gegne<text:span text:style-name="T22">r </text:span></text:p>
                </table:table-cell>
                <table:table-cell table:style-name="Tabelle9.F2" office:value-type="string">
                  <text:p text:style-name="P47">4</text:p>
                </table:table-cell>
              </table:table-row>
              <table:table-row>
                <table:table-cell table:style-name="Tabelle9.A2" office:value-type="string">
                  <text:p text:style-name="Text_20_body">36</text:p>
                </table:table-cell>
                <table:table-cell table:style-name="Tabelle9.A2" office:value-type="string">
                  <text:p text:style-name="Text_20_body">Power UP definieren</text:p>
                </table:table-cell>
                <table:table-cell table:style-name="Tabelle9.A2" office:value-type="string">
                  <text:p text:style-name="P47">8</text:p>
                </table:table-cell>
                <table:table-cell table:style-name="Tabelle9.A2" office:value-type="string">
                  <text:p text:style-name="Text_20_body">42 </text:p>
                </table:table-cell>
                <table:table-cell table:style-name="Tabelle9.A2" office:value-type="string">
                  <text:p text:style-name="Text_20_body">collision detection spieler</text:p>
                </table:table-cell>
                <table:table-cell table:style-name="Tabelle9.F2" office:value-type="string">
                  <text:p text:style-name="P47">4</text:p>
                </table:table-cell>
              </table:table-row>
              <table:table-row>
                <table:table-cell table:style-name="Tabelle9.A2" office:value-type="string">
                  <text:p text:style-name="Text_20_body">37</text:p>
                </table:table-cell>
                <table:table-cell table:style-name="Tabelle9.A2" office:value-type="string">
                  <text:p text:style-name="Text_20_body"><text:s/>Power up implementieren für Schiff</text:p>
                </table:table-cell>
                <table:table-cell table:style-name="Tabelle9.A2" office:value-type="string">
                  <text:p text:style-name="P47">4</text:p>
                </table:table-cell>
                <table:table-cell table:style-name="Tabelle9.A2" office:value-type="string">
                  <text:p text:style-name="Text_20_body">43</text:p>
                </table:table-cell>
                <table:table-cell table:style-name="Tabelle9.A2" office:value-type="string">
                  <text:p text:style-name="Text_20_body">Collision detection hindernisse</text:p>
                </table:table-cell>
                <table:table-cell table:style-name="Tabelle9.F2" office:value-type="string">
                  <text:p text:style-name="P47">4</text:p>
                </table:table-cell>
              </table:table-row>
              <table:table-row>
                <table:table-cell table:style-name="Tabelle9.A2" office:value-type="string">
                  <text:p text:style-name="Text_20_body">38</text:p>
                </table:table-cell>
                <table:table-cell table:style-name="Tabelle9.A2" office:value-type="string">
                  <text:p text:style-name="Text_20_body">Power Up designen</text:p>
                </table:table-cell>
                <table:table-cell table:style-name="Tabelle9.A2" office:value-type="string">
                  <text:p text:style-name="P47">8</text:p>
                </table:table-cell>
                <table:table-cell table:style-name="Tabelle9.A2" office:value-type="string">
                  <text:p text:style-name="Text_20_body">44</text:p>
                </table:table-cell>
                <table:table-cell table:style-name="Tabelle9.A2" office:value-type="string">
                  <text:p text:style-name="Text_20_body">Back button funktionalität</text:p>
                </table:table-cell>
                <table:table-cell table:style-name="Tabelle9.F2" office:value-type="string">
                  <text:p text:style-name="P47">2</text:p>
                </table:table-cell>
              </table:table-row>
              <table:table-row>
                <table:table-cell table:style-name="Tabelle9.A2" office:value-type="string">
                  <text:p text:style-name="Text_20_body">39</text:p>
                </table:table-cell>
                <table:table-cell table:style-name="Tabelle9.A2" office:value-type="string">
                  <text:p text:style-name="Text_20_body">Power up bewegung</text:p>
                </table:table-cell>
                <table:table-cell table:style-name="Tabelle9.A2" office:value-type="string">
                  <text:p text:style-name="P47">4</text:p>
                </table:table-cell>
                <table:table-cell table:style-name="Tabelle9.A2" office:value-type="string">
                  <text:p text:style-name="Text_20_body">45 </text:p>
                </table:table-cell>
                <table:table-cell table:style-name="Tabelle9.A2" office:value-type="string">
                  <text:p text:style-name="Text_20_body">back button funktkonaltiät</text:p>
                </table:table-cell>
                <table:table-cell table:style-name="Tabelle9.F2" office:value-type="string">
                  <text:p text:style-name="P47">2</text:p>
                </table:table-cell>
              </table:table-row>
              <table:table-row>
                <table:table-cell table:style-name="Tabelle9.A2" office:value-type="string">
                  <text:p text:style-name="Text_20_body">40</text:p>
                </table:table-cell>
                <table:table-cell table:style-name="Tabelle9.A2" office:value-type="string">
                  <text:p text:style-name="Text_20_body">Sterben animation</text:p>
                </table:table-cell>
                <table:table-cell table:style-name="Tabelle9.A2" office:value-type="string">
                  <text:p text:style-name="P47">2</text:p>
                </table:table-cell>
                <table:table-cell table:style-name="Tabelle9.A2" office:value-type="string">
                  <text:p text:style-name="Text_20_body">46</text:p>
                </table:table-cell>
                <table:table-cell table:style-name="Tabelle9.A2" office:value-type="string">
                  <text:p text:style-name="Text_20_body">glossar review</text:p>
                </table:table-cell>
                <table:table-cell table:style-name="Tabelle9.F2" office:value-type="string">
                  <text:p text:style-name="P47">4</text:p>
                </table:table-cell>
              </table:table-row>
            </table:table>
          </text:section>
          <text:p text:style-name="P49">Total Aufwandschätzung beläuft sich auf 334 Mannstunden.</text:p>
          <text:p text:style-name="P49">50 Mannstunden reserve.</text:p>
          <text:h text:style-name="P60" text:outline-level="2"><text:bookmark-start text:name="__RefHeading__1531_266779880"/>Neue Arbeitspakete<text:bookmark-end text:name="__RefHeading__1531_266779880"/></text:h>
          <text:p text:style-name="Text_20_body"/>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22">Nr.</text:p>
              </table:table-cell>
              <table:table-cell table:style-name="Tabelle10.A1" office:value-type="string">
                <text:p text:style-name="P22">Name </text:p>
              </table:table-cell>
              <table:table-cell table:style-name="Tabelle10.A1" office:value-type="string">
                <text:p text:style-name="P4">Stunden</text:p>
              </table:table-cell>
              <table:table-cell table:style-name="Tabelle10.A1" office:value-type="string">
                <text:p text:style-name="P4">Nr.</text:p>
              </table:table-cell>
              <table:table-cell table:style-name="Tabelle10.A1" office:value-type="string">
                <text:p text:style-name="P4">Name</text:p>
              </table:table-cell>
              <table:table-cell table:style-name="Tabelle10.F1" office:value-type="string">
                <text:p text:style-name="P4">Stunden</text:p>
              </table:table-cell>
            </table:table-row>
            <table:table-row>
              <table:table-cell table:style-name="Tabelle10.A2" office:value-type="string">
                <text:p text:style-name="P50">47</text:p>
              </table:table-cell>
              <table:table-cell table:style-name="Tabelle10.A2" office:value-type="string">
                <text:p text:style-name="P23"><text:span text:style-name="T24">Steuerung</text:span><text:span text:style-name="T1"> </text:span><text:span text:style-name="T23">bug</text:span></text:p>
              </table:table-cell>
              <table:table-cell table:style-name="Tabelle10.A2" office:value-type="string">
                <text:p text:style-name="P4">8</text:p>
              </table:table-cell>
              <table:table-cell table:style-name="Tabelle10.A2" office:value-type="string">
                <text:p text:style-name="P22"/>
              </table:table-cell>
              <table:table-cell table:style-name="Tabelle10.A2" office:value-type="string">
                <text:p text:style-name="P22"/>
              </table:table-cell>
              <table:table-cell table:style-name="Tabelle10.F2" office:value-type="string">
                <text:p text:style-name="P4"/>
              </table:table-cell>
            </table:table-row>
            <table:table-row>
              <table:table-cell table:style-name="Tabelle10.A2" office:value-type="string">
                <text:p text:style-name="P22"/>
              </table:table-cell>
              <table:table-cell table:style-name="Tabelle10.A2" office:value-type="string">
                <text:p text:style-name="P22"/>
              </table:table-cell>
              <table:table-cell table:style-name="Tabelle10.A2" office:value-type="string">
                <text:p text:style-name="P4"/>
              </table:table-cell>
              <table:table-cell table:style-name="Tabelle10.A2" office:value-type="string">
                <text:p text:style-name="P22"/>
              </table:table-cell>
              <table:table-cell table:style-name="Tabelle10.A2" office:value-type="string">
                <text:p text:style-name="P22"/>
              </table:table-cell>
              <table:table-cell table:style-name="Tabelle10.F2" office:value-type="string">
                <text:p text:style-name="P4"/>
              </table:table-cell>
            </table:table-row>
            <table:table-row>
              <table:table-cell table:style-name="Tabelle10.A2" office:value-type="string">
                <text:p text:style-name="P22"/>
              </table:table-cell>
              <table:table-cell table:style-name="Tabelle10.A2" office:value-type="string">
                <text:p text:style-name="P22"/>
              </table:table-cell>
              <table:table-cell table:style-name="Tabelle10.A2" office:value-type="string">
                <text:p text:style-name="P4"/>
              </table:table-cell>
              <table:table-cell table:style-name="Tabelle10.A2" office:value-type="string">
                <text:p text:style-name="P22"/>
              </table:table-cell>
              <table:table-cell table:style-name="Tabelle10.A2" office:value-type="string">
                <text:p text:style-name="P22"/>
              </table:table-cell>
              <table:table-cell table:style-name="Tabelle10.F2" office:value-type="string">
                <text:p text:style-name="P4"/>
              </table:table-cell>
            </table:table-row>
          </table:table>
          <text:p text:style-name="P4"/>
        </text:section>
        <text:list xml:id="list32580068" text:continue-numbering="true" text:style-name="WWNum2">
          <text:list-item>
            <text:h text:style-name="P56" text:outline-level="1"><text:bookmark-start text:name="_Toc336874345"/><text:bookmark-start text:name="__RefHeading__757_1748547469"/>5<text:bookmark text:name="_Toc336873418"/> Projektstrukturplan<text:bookmark-end text:name="_Toc336874345"/><text:bookmark-end text:name="__RefHeading__757_1748547469"/></text:h>
          </text:list-item>
        </text:list>
        <text:list xml:id="list30661712" text:style-name="WWNum3">
          <text:list-item>
            <text:list>
              <text:list-item>
                <text:h text:style-name="P61" text:outline-level="2"><text:bookmark-start text:name="_Toc336874346"/><text:bookmark-start text:name="__RefHeading__1533_266779880"/><text:bookmark text:name="_Toc336870192"/><text:bookmark text:name="_Toc336873419"/>A Management<text:bookmark-end text:name="_Toc336874346"/><text:bookmark-end text:name="__RefHeading__1533_266779880"/></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2581894" text:continue-list="list32580068" text:style-name="WWNum2">
          <text:list-item>
            <text:h text:style-name="P62" text:outline-level="2"><text:bookmark-start text:name="_Toc336874347"/><text:bookmark-start text:name="__RefHeading__1535_266779880"/><text:bookmark text:name="_Toc336870193"/><text:bookmark text:name="_Toc336873420"/>B Entwicklungsumgebung<text:bookmark-end text:name="_Toc336874347"/><text:bookmark-end text:name="__RefHeading__1535_266779880"/></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4" text:name="Bereich4">
        <text:p text:style-name="P7"/>
        <text:list xml:id="list32577348" text:continue-numbering="true" text:style-name="WWNum2">
          <text:list-item>
            <text:list>
              <text:list-item>
                <text:h text:style-name="P64" text:outline-level="2"><text:bookmark-start text:name="__RefHeading__1537_266779880"/><text:bookmark-start text:name="_Toc336874348"/><text:bookmark text:name="_Toc336870194"/><text:bookmark text:name="_Toc336873421"/>C<text:bookmark-end text:name="_Toc336874348"/> <text:span text:style-name="T27">Incpetion I1</text:span><text:bookmark-end text:name="__RefHeading__1537_266779880"/></text:h>
              </text:list-item>
            </text:list>
          </text:list-item>
        </text:list>
        <text:list xml:id="list30664802" text:style-name="WWNum4">
          <text:list-item>
            <text:list>
              <text:list-item>
                <text:p text:style-name="P51"><text:bookmark-start text:name="__RefHeading__388_1918806864"/>CA Vorbereitungsphase<text:bookmark-end text:name="__RefHeading__388_1918806864"/></text:p>
                <text:list>
                  <text:list-item>
                    <text:list>
                      <text:list-item>
                        <text:list>
                          <text:list-item>
                            <text:list>
                              <text:list-item>
                                <text:list>
                                  <text:list-item>
                                    <text:p text:style-name="P51"><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51"><text:bookmark-start text:name="__RefHeading__392_1918806864"/><text:s text:c="4"/>CAB Anwendungsfälle modellieren<text:bookmark-end text:name="__RefHeading__392_1918806864"/></text:p>
                  </text:list-item>
                  <text:list-item>
                    <text:p text:style-name="P51"><text:bookmark-start text:name="__RefHeading__394_1918806864"/><text:s text:c="4"/>CAC Risiken identifizieren und priorisieren<text:bookmark-end text:name="__RefHeading__394_1918806864"/></text:p>
                  </text:list-item>
                </text:list>
              </text:list-item>
            </text:list>
          </text:list-item>
        </text:list>
        <text:list xml:id="list32573579" text:continue-list="list32577348" text:style-name="WWNum2">
          <text:list-item>
            <text:list>
              <text:list-item>
                <text:p text:style-name="P53"><text:s text:c="8"/>CACA LCO Risiken mildern</text:p>
              </text:list-item>
            </text:list>
          </text:list-item>
        </text:list>
        <text:list xml:id="list32566243" text:continue-list="list30664802" text:style-name="WWNum4">
          <text:list-item>
            <text:list>
              <text:list-item>
                <text:p text:style-name="P51"><text:bookmark-start text:name="__RefHeading__396_1918806864"/>CB Entwurfsphase: Anforderungen zusammenstellen<text:bookmark-end text:name="__RefHeading__396_1918806864"/></text:p>
                <text:list>
                  <text:list-item>
                    <text:p text:style-name="P51"><text:bookmark-start text:name="__RefHeading__398_1918806864"/><text:s text:c="4"/>CBA 1. Version Vision entwickeln<text:bookmark-end text:name="__RefHeading__398_1918806864"/></text:p>
                  </text:list-item>
                  <text:list-item>
                    <text:p text:style-name="P51"><text:bookmark-start text:name="__RefHeading__400_1918806864"/><text:s text:c="4"/>CBB 1. Version Anwendungsmodell<text:bookmark-end text:name="__RefHeading__400_1918806864"/></text:p>
                  </text:list-item>
                </text:list>
              </text:list-item>
            </text:list>
          </text:list-item>
        </text:list>
        <text:list xml:id="list32578244" text:continue-list="list32573579" text:style-name="WWNum2">
          <text:list-item>
            <text:list>
              <text:list-item>
                <text:p text:style-name="P53"><text:s text:c="8"/>CBBA Anwendungsfälle entwickeln</text:p>
              </text:list-item>
              <text:list-item>
                <text:p text:style-name="P53"><text:s text:c="8"/>CBBB Domänenmodell entwickeln</text:p>
              </text:list-item>
              <text:list-item>
                <text:p text:style-name="P53"><text:s text:c="8"/>CBBC Glossar entwickeln</text:p>
              </text:list-item>
              <text:list-item>
                <text:p text:style-name="P53"><text:s text:c="8"/>CBBD Zusätzliche Spezifikationen entwickeln</text:p>
              </text:list-item>
            </text:list>
          </text:list-item>
        </text:list>
        <text:list xml:id="list32589848" text:continue-list="list32566243" text:style-name="WWNum4">
          <text:list-item>
            <text:list>
              <text:list-item>
                <text:list>
                  <text:list-item>
                    <text:p text:style-name="P51"><text:bookmark-start text:name="__RefHeading__402_1918806864"/><text:s text:c="4"/>CBC Risiken verwalten<text:bookmark-end text:name="__RefHeading__402_1918806864"/></text:p>
                  </text:list-item>
                </text:list>
              </text:list-item>
            </text:list>
          </text:list-item>
        </text:list>
        <text:list xml:id="list32572466" text:continue-list="list32578244" text:style-name="WWNum2">
          <text:list-item>
            <text:list>
              <text:list-item>
                <text:p text:style-name="P53"><text:s text:c="8"/>CBCA LCA Risiken mildern</text:p>
              </text:list-item>
            </text:list>
          </text:list-item>
        </text:list>
        <text:list xml:id="list32566741" text:continue-list="list32589848" text:style-name="WWNum4">
          <text:list-item>
            <text:list>
              <text:list-item>
                <text:p text:style-name="P51"><text:bookmark-start text:name="__RefHeading__329_1425570025"/>CC Konstruktionsphase: Anwendungsfälle aktualisieren<text:bookmark-end text:name="__RefHeading__329_1425570025"/></text:p>
              </text:list-item>
              <text:list-item>
                <text:p text:style-name="P51"><text:bookmark-start text:name="__RefHeading__331_1425570025"/><text:bookmark-start text:name="__RefHeading__408_1918806864"/>CD Einführungsphase: Anwendungsfälle aktualisieren<text:bookmark-end text:name="__RefHeading__331_1425570025"/><text:bookmark-end text:name="__RefHeading__408_1918806864"/></text:p>
              </text:list-item>
              <text:list-item>
                <text:p text:style-name="P52"/>
              </text:list-item>
            </text:list>
          </text:list-item>
        </text:list>
        <text:list xml:id="list32594055" text:continue-list="list32572466" text:style-name="WWNum2">
          <text:list-item>
            <text:list>
              <text:list-item>
                <text:h text:style-name="P63" text:outline-level="2"><text:bookmark-start text:name="__RefHeading__1539_266779880"/><text:bookmark-start text:name="_Toc336874349"/><text:bookmark text:name="_Toc336870195"/><text:bookmark text:name="_Toc336873422"/>D <text:bookmark-end text:name="_Toc336874349"/><text:span text:style-name="T27">Elaboration E1 &amp; E2</text:span><text:bookmark-end text:name="__RefHeading__1539_266779880"/></text:h>
              </text:list-item>
            </text:list>
          </text:list-item>
        </text:list>
        <text:list xml:id="list32595279" text:continue-list="list32566741" text:style-name="WWNum4">
          <text:list-item>
            <text:list>
              <text:list-item>
                <text:p text:style-name="P51"><text:bookmark-start text:name="__RefHeading__410_1918806864"/>DA Vorbereitungsphase<text:bookmark-end text:name="__RefHeading__410_1918806864"/></text:p>
              </text:list-item>
              <text:list-item>
                <text:p text:style-name="P51"><text:bookmark-start text:name="__RefHeading__412_1918806864"/>DB Entwurfsphase<text:bookmark-end text:name="__RefHeading__412_1918806864"/></text:p>
              </text:list-item>
              <text:list-item>
                <text:p text:style-name="P51"><text:bookmark-start text:name="__RefHeading__414_1918806864"/>DC Konstruktionsphase<text:bookmark-end text:name="__RefHeading__414_1918806864"/></text:p>
              </text:list-item>
              <text:list-item>
                <text:p text:style-name="P51"><text:bookmark-start text:name="__RefHeading__416_1918806864"/>DD Einführungsphase<text:bookmark-end text:name="__RefHeading__416_1918806864"/></text:p>
              </text:list-item>
            </text:list>
          </text:list-item>
        </text:list>
        <text:list xml:id="list32574797" text:continue-list="list32594055" text:style-name="WWNum2">
          <text:list-item>
            <text:list>
              <text:list-item>
                <text:h text:style-name="P62" text:outline-level="2"><text:bookmark-start text:name="__RefHeading__1541_266779880"/><text:bookmark-start text:name="_Toc336874350"/><text:bookmark text:name="_Toc336870196"/><text:bookmark text:name="_Toc336873423"/>E <text:bookmark-end text:name="_Toc336874350"/><text:span text:style-name="T27">Construction C1</text:span><text:bookmark-end text:name="__RefHeading__1541_266779880"/></text:h>
              </text:list-item>
            </text:list>
          </text:list-item>
        </text:list>
        <text:list xml:id="list32594822" text:continue-list="list32595279" text:style-name="WWNum4">
          <text:list-item>
            <text:list>
              <text:list-item>
                <text:p text:style-name="P51"><text:bookmark-start text:name="__RefHeading__420_1918806864"/>EA Vorbereitungsphase<text:bookmark-end text:name="__RefHeading__420_1918806864"/></text:p>
              </text:list-item>
              <text:list-item>
                <text:p text:style-name="P51"><text:bookmark-start text:name="__RefHeading__422_1918806864"/>EB Entwurfsphase<text:bookmark-end text:name="__RefHeading__422_1918806864"/></text:p>
              </text:list-item>
              <text:list-item>
                <text:p text:style-name="P51"><text:bookmark-start text:name="__RefHeading__424_1918806864"/>EC Konstruktionsphase<text:bookmark-end text:name="__RefHeading__424_1918806864"/></text:p>
              </text:list-item>
              <text:list-item>
                <text:p text:style-name="P51"><text:bookmark-start text:name="__RefHeading__426_1918806864"/>ED Einführungsphase<text:bookmark-end text:name="__RefHeading__426_1918806864"/></text:p>
              </text:list-item>
            </text:list>
          </text:list-item>
        </text:list>
        <text:list xml:id="list32590516" text:continue-list="list32574797" text:style-name="WWNum2">
          <text:list-item>
            <text:list>
              <text:list-item>
                <text:h text:style-name="P62" text:outline-level="2"><text:bookmark-start text:name="__RefHeading__1543_266779880"/><text:bookmark-start text:name="_Toc336874351"/><text:bookmark text:name="_Toc336870197"/><text:bookmark text:name="_Toc336873424"/>F Evaluation <text:span text:style-name="T27">and</text:span> Test<text:bookmark-end text:name="_Toc336874351"/> <text:span text:style-name="T27">C2</text:span><text:bookmark-end text:name="__RefHeading__1543_266779880"/></text:h>
              </text:list-item>
            </text:list>
          </text:list-item>
        </text:list>
        <text:list xml:id="list32592463" text:continue-list="list32594822" text:style-name="WWNum4">
          <text:list-item>
            <text:list>
              <text:list-item>
                <text:p text:style-name="P51"><text:bookmark-start text:name="__RefHeading__430_1918806864"/>FA Vorbereitungsphase<text:bookmark-end text:name="__RefHeading__430_1918806864"/></text:p>
              </text:list-item>
              <text:list-item>
                <text:p text:style-name="P51"><text:bookmark-start text:name="__RefHeading__432_1918806864"/>FB Entwurfsphase<text:bookmark-end text:name="__RefHeading__432_1918806864"/></text:p>
              </text:list-item>
              <text:list-item>
                <text:p text:style-name="P51"><text:bookmark-start text:name="__RefHeading__434_1918806864"/>FC Konstruktionsphase<text:bookmark-end text:name="__RefHeading__434_1918806864"/></text:p>
              </text:list-item>
              <text:list-item>
                <text:p text:style-name="P51"><text:bookmark-start text:name="__RefHeading__436_1918806864"/>FD Einführungsphase<text:bookmark-end text:name="__RefHeading__436_1918806864"/></text:p>
              </text:list-item>
            </text:list>
          </text:list-item>
        </text:list>
        <text:list xml:id="list32592896" text:continue-list="list32590516" text:style-name="WWNum2">
          <text:list-item>
            <text:list>
              <text:list-item>
                <text:h text:style-name="P62" text:outline-level="2"><text:bookmark-start text:name="__RefHeading__1545_266779880"/><text:bookmark-start text:name="_Toc336874352"/><text:bookmark text:name="_Toc336870198"/><text:bookmark text:name="_Toc336873425"/>G <text:bookmark-end text:name="_Toc336874352"/><text:span text:style-name="T27">Transition and Release</text:span> <text:span text:style-name="T27">T1</text:span><text:bookmark-end text:name="__RefHeading__1545_266779880"/></text:h>
              </text:list-item>
            </text:list>
          </text:list-item>
        </text:list>
        <text:list xml:id="list32570782" text:continue-list="list32592463" text:style-name="WWNum4">
          <text:list-item>
            <text:list>
              <text:list-item>
                <text:p text:style-name="P51"><text:bookmark-start text:name="__RefHeading__440_1918806864"/>GA Vorbereitungsphase<text:bookmark-end text:name="__RefHeading__440_1918806864"/></text:p>
              </text:list-item>
              <text:list-item>
                <text:p text:style-name="P51"><text:bookmark-start text:name="__RefHeading__442_1918806864"/>GB Entwurfsphase<text:bookmark-end text:name="__RefHeading__442_1918806864"/></text:p>
              </text:list-item>
              <text:list-item>
                <text:p text:style-name="P51"><text:bookmark-start text:name="__RefHeading__444_1918806864"/>GC Konstruktionsphase<text:bookmark-end text:name="__RefHeading__444_1918806864"/></text:p>
              </text:list-item>
              <text:list-item>
                <text:p text:style-name="P51"><text:bookmark-start text:name="__RefHeading__446_1918806864"/>GD Einführungsphase<text:bookmark-end text:name="__RefHeading__446_1918806864"/></text:p>
              </text:list-item>
            </text:list>
          </text:list-item>
        </text:list>
      </text:section>
      <text:h text:style-name="P57" text:outline-level="1"><text:bookmark-start text:name="_Toc336874353"/><text:bookmark-start text:name="__RefHeading__759_1748547469"/>6<text:bookmark text:name="_Toc336873426"/> Softwareentwicklungsplan<text:bookmark-end text:name="_Toc336874353"/><text:bookmark-end text:name="__RefHeading__759_1748547469"/></text:h>
      <table:table table:name="Tabelle4" table:style-name="Tabelle4">
        <table:table-column table:style-name="Tabelle4.A"/>
        <table:table-column table:style-name="Tabelle4.B" table:number-columns-repeated="2"/>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65">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66">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4">
          <table:table-cell table:style-name="Tabelle4.A2" office:value-type="string">
            <text:p text:style-name="Table_20_Contents">Hermann</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5">
          <table:table-cell table:style-name="Tabelle4.A2" office:value-type="string">
            <text:p text:style-name="Table_20_Contents">Spörri</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row table:style-name="Tabelle4.6">
          <table:table-cell table:style-name="Tabelle4.A2" office:value-type="string">
            <text:p text:style-name="Table_20_Contents">M.Ferreira</text:p>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F2" office:value-type="string">
            <text:p text:style-name="Table_20_Contents"/>
          </table:table-cell>
          <table:table-cell table:style-name="Tabelle4.G2" office:value-type="string">
            <text:p text:style-name="Table_20_Contents"/>
          </table:table-cell>
        </table:table-row>
      </table:table>
      <text:p text:style-name="P24">Iterationsdauer: <text:span text:style-name="T19">2</text:span> Woche<text:span text:style-name="T19">n</text:span></text:p>
      <text:p text:style-name="P24">Meilensteine:</text:p>
      <text:p text:style-name="P25">M0<text:tab/><text:tab/>18. - 18.09.2012<text:tab/><text:tab/>Kick Off<text:line-break/>M1<text:tab/><text:tab/>01. - 05.10.2012<text:tab/><text:tab/>LCO <text:span text:style-name="T25">- Inception</text:span><text:line-break/>M2<text:tab/><text:tab/><text:span text:style-name="T26">22</text:span>. - <text:span text:style-name="T26">26</text:span>.10.2012<text:tab/><text:tab/>LCA –<text:span text:style-name="T25"> </text:span><text:span text:style-name="T29">Inception/</text:span><text:span text:style-name="T25">Elaboration</text:span><text:line-break/>M3<text:tab/><text:tab/>12. - 16.11.2012<text:tab/><text:tab/>IOC <text:span text:style-name="T25">- Construction</text:span><text:line-break/>M4<text:tab/><text:tab/>10. - 14.12.2012<text:tab/><text:tab/><text:span text:style-name="T25">Transition &amp;</text:span> Release</text:p>
      <text:list xml:id="list32590888" text:continue-list="list32592896" text:style-name="WWNum2">
        <text:list-item>
          <text:h text:style-name="P56" text:outline-level="1"><text:bookmark-start text:name="_Toc336874354"/><text:bookmark-start text:name="__RefHeading__761_1748547469"/><text:span text:style-name="T17">7</text:span><text:bookmark text:name="_Toc336873427"/><text:span text:style-name="T17"> Iterationspläne</text:span><text:bookmark-end text:name="_Toc336874354"/><text:bookmark-end text:name="__RefHeading__761_1748547469"/></text:h>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8</meta:editing-cycles>
    <meta:creation-date>2012-09-24T08:02:00</meta:creation-date>
    <dc:date>2012-10-16T12:44:48.26</dc:date>
    <meta:editing-duration>PT2H34M</meta:editing-duration>
    <meta:generator>LibreOffice/3.6$Windows_x86 LibreOffice_project/e29a214-2bbed72-0621de6-a97528c-8f066d</meta:generator>
    <meta:document-statistic meta:table-count="10" meta:image-count="0" meta:object-count="0" meta:page-count="13" meta:paragraph-count="405" meta:word-count="1324" meta:character-count="8797" meta:non-whitespace-character-count="776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